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2699429.891" calcext:value-type="float">
            <text:p><text:s/>32,699,430 <text:s/></text:p>
          </table:table-cell>
          <table:table-cell table:style-name="ce42" office:value-type="float" office:value="3696935.903" calcext:value-type="float">
            <text:p><text:s/>3,696,936 <text:s/></text:p>
          </table:table-cell>
          <table:table-cell table:style-name="ce42" office:value-type="float" office:value="25851983.478" calcext:value-type="float">
            <text:p><text:s/>25,851,983 <text:s/></text:p>
          </table:table-cell>
          <table:table-cell table:style-name="ce42" office:value-type="float" office:value="331330.02" calcext:value-type="float">
            <text:p><text:s/>331,330 <text:s/></text:p>
          </table:table-cell>
          <table:table-cell table:style-name="ce42" office:value-type="float" office:value="2551121.09" calcext:value-type="float">
            <text:p><text:s/>2,551,1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059.4" calcext:value-type="float">
            <text:p><text:s/>268,0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189.48" calcext:value-type="float">
            <text:p><text:s/>7,1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1.68" calcext:value-type="float">
            <text:p><text:s/>4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57.8" calcext:value-type="float">
            <text:p><text:s/>6,7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680354.310847242" calcext:value-type="float">
            <text:p><text:s/>-680,354 <text:s/></text:p>
          </table:table-cell>
          <table:table-cell table:style-name="ce42" office:value-type="float" office:value="8386.063" calcext:value-type="float">
            <text:p><text:s/>8,386 <text:s/></text:p>
          </table:table-cell>
          <table:table-cell table:style-name="ce42" office:value-type="float" office:value="-370854.433786598" calcext:value-type="float">
            <text:p><text:s/>-370,854 <text:s/></text:p>
          </table:table-cell>
          <table:table-cell table:style-name="ce42" office:value-type="float" office:value="-13348" calcext:value-type="float">
            <text:p><text:s/>-13,348 <text:s/></text:p>
          </table:table-cell>
          <table:table-cell table:style-name="ce42" office:value-type="float" office:value="-284205.740060644" calcext:value-type="float">
            <text:p><text:s/>-284,2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0332.2" calcext:value-type="float">
            <text:p><text:s/>-20,3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3372594.7218472" calcext:value-type="float">
            <text:p><text:s/>33,372,595 <text:s/></text:p>
          </table:table-cell>
          <table:table-cell table:style-name="ce43" office:value-type="float" office:value="3688549.84" calcext:value-type="float">
            <text:p><text:s/>3,688,550 <text:s/></text:p>
          </table:table-cell>
          <table:table-cell table:style-name="ce43" office:value-type="float" office:value="26222837.9117866" calcext:value-type="float">
            <text:p><text:s/>26,222,838 <text:s/></text:p>
          </table:table-cell>
          <table:table-cell table:style-name="ce43" office:value-type="float" office:value="344246.34" calcext:value-type="float">
            <text:p><text:s/>344,246 <text:s/></text:p>
          </table:table-cell>
          <table:table-cell table:style-name="ce43" office:value-type="float" office:value="2835326.83006064" calcext:value-type="float">
            <text:p><text:s/>2,835,32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1633.8" calcext:value-type="float">
            <text:p><text:s/>281,63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78688.760129553" calcext:value-type="float">
            <text:p><text:s/>178,689 <text:s/></text:p>
          </table:table-cell>
          <table:table-cell table:style-name="ce43" office:value-type="float" office:value="168349.356" calcext:value-type="float">
            <text:p><text:s/>168,349 <text:s/></text:p>
          </table:table-cell>
          <table:table-cell table:style-name="ce43" office:value-type="float" office:value="-145587.317506936" calcext:value-type="float">
            <text:p><text:s/>-145,587 <text:s/></text:p>
          </table:table-cell>
          <table:table-cell table:style-name="ce43" office:value-type="float" office:value="10958.14" calcext:value-type="float">
            <text:p><text:s/>10,958 <text:s/></text:p>
          </table:table-cell>
          <table:table-cell table:style-name="ce43" office:value-type="float" office:value="179502.090716489" calcext:value-type="float">
            <text:p><text:s/>179,50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4533.50908" calcext:value-type="float">
            <text:p><text:s/>-34,53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1944453.0223047" calcext:value-type="float">
            <text:p><text:s/>31,944,453 <text:s/></text:p>
          </table:table-cell>
          <table:table-cell table:style-name="ce42" office:value-type="float" office:value="3520200.484" calcext:value-type="float">
            <text:p><text:s/>3,520,200 <text:s/></text:p>
          </table:table-cell>
          <table:table-cell table:style-name="ce42" office:value-type="float" office:value="22408037.7766706" calcext:value-type="float">
            <text:p><text:s/>22,408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5824.73934415" calcext:value-type="float">
            <text:p><text:s/>2,655,82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0410.31029" calcext:value-type="float">
            <text:p><text:s/>2,770,4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058724.811" calcext:value-type="float">
            <text:p><text:s/>4,058,725 <text:s/></text:p>
          </table:table-cell>
          <table:table-cell table:style-name="ce42" office:value-type="float" office:value="3520200.484" calcext:value-type="float">
            <text:p><text:s/>3,520,200 <text:s/></text:p>
          </table:table-cell>
          <table:table-cell table:style-name="ce42" office:value-type="float" office:value="538524.327" calcext:value-type="float">
            <text:p><text:s/>538,5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3636046.31341" calcext:value-type="float">
            <text:p><text:s/>3,636,0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5636.00312" calcext:value-type="float">
            <text:p><text:s/>865,6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0410.31029" calcext:value-type="float">
            <text:p><text:s/>2,770,4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653246.7266377" calcext:value-type="float">
            <text:p><text:s/>17,653,2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73164.8672935" calcext:value-type="float">
            <text:p><text:s/>15,273,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0081.85934415" calcext:value-type="float">
            <text:p><text:s/>2,380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76583.872" calcext:value-type="float">
            <text:p><text:s/>176,5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583.872" calcext:value-type="float">
            <text:p><text:s/>176,5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419851.29925705" calcext:value-type="float">
            <text:p><text:s/>6,419,85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554128.70725705" calcext:value-type="float">
            <text:p><text:s/>5,554,12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75742.88" calcext:value-type="float">
            <text:p><text:s/>275,74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296038.8768" calcext:value-type="float">
            <text:p><text:s/>5,296,0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73105.7" calcext:value-type="float">
            <text:p><text:s/>3,073,1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296038.8768" calcext:value-type="float">
            <text:p><text:s/>5,296,0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073105.7" calcext:value-type="float">
            <text:p><text:s/>3,073,1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30054.8704" calcext:value-type="float">
            <text:p><text:s/>830,05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93200.997" calcext:value-type="float">
            <text:p><text:s/>393,20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36853.8734" calcext:value-type="float">
            <text:p><text:s/>436,85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332.60328" calcext:value-type="float">
            <text:p><text:s/>2,33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221.50908" calcext:value-type="float">
            <text:p><text:s/>2,22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13104.34253295" calcext:value-type="float">
            <text:p><text:s/>5,713,10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60387.45262295" calcext:value-type="float">
            <text:p><text:s/>3,960,387 <text:s/></text:p>
          </table:table-cell>
          <table:table-cell table:style-name="ce44" office:value-type="float" office:value="333288.2" calcext:value-type="float">
            <text:p><text:s/>333,28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16641.18971" calcext:value-type="float">
            <text:p><text:s/>616,64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23294.59253295" calcext:value-type="float">
            <text:p><text:s/>5,223,29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60387.45262295" calcext:value-type="float">
            <text:p><text:s/>3,960,387 <text:s/></text:p>
          </table:table-cell>
          <table:table-cell table:style-name="ce44" office:value-type="float" office:value="56945.55" calcext:value-type="float">
            <text:p><text:s/>56,94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03174.08971" calcext:value-type="float">
            <text:p><text:s/>403,174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223294.59253295" calcext:value-type="float">
            <text:p><text:s/>5,223,2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60387.45262295" calcext:value-type="float">
            <text:p><text:s/>3,960,387 <text:s/></text:p>
          </table:table-cell>
          <table:table-cell table:style-name="ce42" office:value-type="float" office:value="56945.55" calcext:value-type="float">
            <text:p><text:s/>56,9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174.08971" calcext:value-type="float">
            <text:p><text:s/>403,1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2473.0632770941" calcext:value-type="float">
            <text:p><text:s/>62,4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473.0632770941" calcext:value-type="float">
            <text:p><text:s/>62,4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76169.819278517" calcext:value-type="float">
            <text:p><text:s/>276,1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6169.819278517" calcext:value-type="float">
            <text:p><text:s/>276,1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70586.89852295" calcext:value-type="float">
            <text:p><text:s/>1,870,5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0586.89852295" calcext:value-type="float">
            <text:p><text:s/>1,870,5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102664.69501271" calcext:value-type="float">
            <text:p><text:s/>1,102,6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2664.69501271" calcext:value-type="float">
            <text:p><text:s/>1,102,6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221.792" calcext:value-type="float">
            <text:p>( 3,22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221.792" calcext:value-type="float">
            <text:p>( 3,2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099442.90301271" calcext:value-type="float">
            <text:p>( 1,099,44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99442.90301271" calcext:value-type="float">
            <text:p>( 1,099,4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72301.56779619" calcext:value-type="float">
            <text:p><text:s/>472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2301.56779619" calcext:value-type="float">
            <text:p><text:s/>472,3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95620.635714052" calcext:value-type="float">
            <text:p><text:s/>295,6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620.635714052" calcext:value-type="float">
            <text:p><text:s/>295,6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21480.256" calcext:value-type="float">
            <text:p><text:s/>1,721,4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1480.256" calcext:value-type="float">
            <text:p><text:s/>1,721,4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11371.872" calcext:value-type="float">
            <text:p><text:s/>1,511,3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11371.872" calcext:value-type="float">
            <text:p><text:s/>1,511,3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10108.384" calcext:value-type="float">
            <text:p><text:s/>210,1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0108.384" calcext:value-type="float">
            <text:p><text:s/>210,1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262907.13991" calcext:value-type="float">
            <text:p><text:s/>1,262,9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45.55" calcext:value-type="float">
            <text:p><text:s/>56,9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174.08971" calcext:value-type="float">
            <text:p><text:s/>403,1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262907.13991" calcext:value-type="float">
            <text:p><text:s/>1,262,9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945.55" calcext:value-type="float">
            <text:p><text:s/>56,94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174.08971" calcext:value-type="float">
            <text:p><text:s/>403,1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9677.4155443866" calcext:value-type="float">
            <text:p><text:s/>29,6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677.4155443866" calcext:value-type="float">
            <text:p><text:s/>29,6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489809.75" calcext:value-type="float">
            <text:p><text:s/>489,8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342.65" calcext:value-type="float">
            <text:p><text:s/>276,3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467.1" calcext:value-type="float">
            <text:p><text:s/>213,4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489809.75" calcext:value-type="float">
            <text:p><text:s/>489,8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6342.65" calcext:value-type="float">
            <text:p><text:s/>276,3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467.1" calcext:value-type="float">
            <text:p><text:s/>213,4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2416894.598188" calcext:value-type="float">
            <text:p><text:s/>112,416,8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525936.6776615" calcext:value-type="float">
            <text:p><text:s/>97,525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90957.9205265" calcext:value-type="float">
            <text:p><text:s/>14,890,9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916638.859" calcext:value-type="float">
            <text:p><text:s/>83,916,6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556733.9384735" calcext:value-type="float">
            <text:p><text:s/>72,556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59904.9205265" calcext:value-type="float">
            <text:p><text:s/>11,359,9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24515.408573" calcext:value-type="float">
            <text:p><text:s/>524,5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4515.408573" calcext:value-type="float">
            <text:p><text:s/>524,5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7975740.330615" calcext:value-type="float">
            <text:p><text:s/>27,975,7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44687.330615" calcext:value-type="float">
            <text:p><text:s/>24,444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1053" calcext:value-type="float">
            <text:p><text:s/>3,531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9607204.882056" calcext:value-type="float">
            <text:p><text:s/>9,607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07204.882056" calcext:value-type="float">
            <text:p><text:s/>9,607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9607204.882056" calcext:value-type="float">
            <text:p><text:s/>9,607,2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607204.882056" calcext:value-type="float">
            <text:p><text:s/>9,607,2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1198.3105307317" calcext:value-type="float">
            <text:p><text:s/>81,198 <text:s/></text:p>
          </table:table-cell>
          <table:table-cell table:style-name="ce41" office:value-type="float" office:value="41184" calcext:value-type="float">
            <text:p><text:s/>41,184 <text:s/></text:p>
          </table:table-cell>
          <table:table-cell table:style-name="ce41" office:value-type="float" office:value="40014.3105307317" calcext:value-type="float">
            <text:p><text:s/>40,014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793310.851704" calcext:value-type="float">
            <text:p><text:s/>55,793,311 <text:s/></text:p>
          </table:table-cell>
          <table:table-cell table:style-name="ce42" office:value-type="float" office:value="46563998.4" calcext:value-type="float">
            <text:p><text:s/>46,563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812.4147" calcext:value-type="float">
            <text:p><text:s/>162,8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0826.830435" calcext:value-type="float">
            <text:p><text:s/>960,8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04055.2782306" calcext:value-type="float">
            <text:p><text:s/>10,004,0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2954.387504" calcext:value-type="float">
            <text:p><text:s/>432,9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86758.86" calcext:value-type="float">
            <text:p><text:s/>3,086,7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29303.2" calcext:value-type="float">
            <text:p><text:s/>1,729,3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721342.934347" calcext:value-type="float">
            <text:p><text:s/>-721,343 <text:s/></text:p>
          </table:table-cell>
          <table:table-cell table:style-name="ce42" office:value-type="float" office:value="232465.5" calcext:value-type="float">
            <text:p><text:s/>232,46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549.927189" calcext:value-type="float">
            <text:p><text:s/>54,5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1775734.7583511" calcext:value-type="float">
            <text:p><text:s/>41,775,735 <text:s/></text:p>
          </table:table-cell>
          <table:table-cell table:style-name="ce43" office:value-type="float" office:value="46372716.9" calcext:value-type="float">
            <text:p><text:s/>46,372,717 <text:s/></text:p>
          </table:table-cell>
          <table:table-cell table:style-name="ce43" office:value-type="float" office:value="40014.3105307317" calcext:value-type="float">
            <text:p><text:s/>40,014 <text:s/></text:p>
          </table:table-cell>
          <table:table-cell table:style-name="ce43" office:value-type="float" office:value="162812.4147" calcext:value-type="float">
            <text:p><text:s/>162,81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73322.515742" calcext:value-type="float">
            <text:p><text:s/>473,3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24920.671183" calcext:value-type="float">
            <text:p><text:s/>5,624,9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538.061183" calcext:value-type="float">
            <text:p><text:s/>46,5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127504.386017525" calcext:value-type="float">
            <text:p><text:s/>-127,504 <text:s/></text:p>
          </table:table-cell>
          <table:table-cell table:style-name="ce43" office:value-type="float" office:value="-12305.7" calcext:value-type="float">
            <text:p><text:s/>-12,30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.7450215" calcext:value-type="float">
            <text:p><text:s/>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8645.4" calcext:value-type="float">
            <text:p><text:s/>98,645 <text:s/></text:p>
          </table:table-cell>
          <table:table-cell table:style-name="ce42" office:value-type="float" office:value="403685.688" calcext:value-type="float">
            <text:p><text:s/>403,686 <text:s/></text:p>
          </table:table-cell>
          <table:table-cell table:style-name="ce42" office:value-type="float" office:value="87648.624" calcext:value-type="float">
            <text:p><text:s/>87,649 <text:s/></text:p>
          </table:table-cell>
          <table:table-cell table:style-name="ce42" office:value-type="float" office:value="50836177.8036446" calcext:value-type="float">
            <text:p><text:s/>50,836,178 <text:s/></text:p>
          </table:table-cell>
          <table:table-cell table:style-name="ce42" office:value-type="float" office:value="46385022.6" calcext:value-type="float">
            <text:p><text:s/>46,385,023 <text:s/></text:p>
          </table:table-cell>
          <table:table-cell table:style-name="ce42" office:value-type="float" office:value="40014.3105307317" calcext:value-type="float">
            <text:p><text:s/>40,014 <text:s/></text:p>
          </table:table-cell>
          <table:table-cell table:style-name="ce42" office:value-type="float" office:value="162812.4147" calcext:value-type="float">
            <text:p><text:s/>162,812 <text:s/></text:p>
          </table:table-cell>
          <table:table-cell table:style-name="ce42" office:value-type="float" office:value="3839.27357000607" calcext:value-type="float">
            <text:p><text:s/>3,8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587849.3252307" calcext:value-type="float">
            <text:p><text:s/>46,587,849 <text:s/></text:p>
          </table:table-cell>
          <table:table-cell table:style-name="ce42" office:value-type="float" office:value="46385022.6" calcext:value-type="float">
            <text:p><text:s/>46,385,023 <text:s/></text:p>
          </table:table-cell>
          <table:table-cell table:style-name="ce42" office:value-type="float" office:value="40014.3105307317" calcext:value-type="float">
            <text:p><text:s/>40,014 <text:s/></text:p>
          </table:table-cell>
          <table:table-cell table:style-name="ce42" office:value-type="float" office:value="162812.4147" calcext:value-type="float">
            <text:p><text:s/>162,8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2162" calcext:value-type="float">
            <text:p><text:s/>3,192,1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82.56" calcext:value-type="float">
            <text:p><text:s/>23,4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8645.4" calcext:value-type="float">
            <text:p><text:s/>98,645 <text:s/></text:p>
          </table:table-cell>
          <table:table-cell table:style-name="ce43" office:value-type="float" office:value="403685.688" calcext:value-type="float">
            <text:p><text:s/>403,686 <text:s/></text:p>
          </table:table-cell>
          <table:table-cell table:style-name="ce43" office:value-type="float" office:value="87648.624" calcext:value-type="float">
            <text:p><text:s/>87,649 <text:s/></text:p>
          </table:table-cell>
          <table:table-cell table:style-name="ce43" office:value-type="float" office:value="1032683.91841388" calcext:value-type="float">
            <text:p><text:s/>1,032,68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39.27357000607" calcext:value-type="float">
            <text:p><text:s/>3,83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85486.42" calcext:value-type="float">
            <text:p><text:s/>885,486 <text:s/></text:p>
          </table:table-cell>
          <table:table-cell table:style-name="ce42" office:value-type="float" office:value="1160706.4539" calcext:value-type="float">
            <text:p><text:s/>1,160,706 <text:s/></text:p>
          </table:table-cell>
          <table:table-cell table:style-name="ce42" office:value-type="float" office:value="176740.3029" calcext:value-type="float">
            <text:p><text:s/>176,740 <text:s/></text:p>
          </table:table-cell>
          <table:table-cell table:style-name="ce42" office:value-type="float" office:value="52409090.5871743" calcext:value-type="float">
            <text:p><text:s/>52,409,0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4448.1864113" calcext:value-type="float">
            <text:p><text:s/>1,294,448 <text:s/></text:p>
          </table:table-cell>
          <table:table-cell table:style-name="ce42" office:value-type="float" office:value="1646129.666025" calcext:value-type="float">
            <text:p><text:s/>1,646,1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85486.42" calcext:value-type="float">
            <text:p><text:s/>885,486 <text:s/></text:p>
          </table:table-cell>
          <table:table-cell table:style-name="ce42" office:value-type="float" office:value="1160706.4539" calcext:value-type="float">
            <text:p><text:s/>1,160,706 <text:s/></text:p>
          </table:table-cell>
          <table:table-cell table:style-name="ce42" office:value-type="float" office:value="176740.3029" calcext:value-type="float">
            <text:p><text:s/>176,740 <text:s/></text:p>
          </table:table-cell>
          <table:table-cell table:style-name="ce42" office:value-type="float" office:value="48100505.4861631" calcext:value-type="float">
            <text:p><text:s/>48,100,5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4448.1864113" calcext:value-type="float">
            <text:p><text:s/>1,294,448 <text:s/></text:p>
          </table:table-cell>
          <table:table-cell table:style-name="ce42" office:value-type="float" office:value="1358854.3266138" calcext:value-type="float">
            <text:p><text:s/>1,358,85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08585.1010112" calcext:value-type="float">
            <text:p><text:s/>4,308,5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87275.3394112" calcext:value-type="float">
            <text:p><text:s/>287,2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15130.3" calcext:value-type="float">
            <text:p><text:s/>215,130 <text:s/></text:p>
          </table:table-cell>
          <table:table-cell table:style-name="ce42" office:value-type="float" office:value="567888.9426" calcext:value-type="float">
            <text:p><text:s/>567,889 <text:s/></text:p>
          </table:table-cell>
          <table:table-cell table:style-name="ce42" office:value-type="float" office:value="47035.6278" calcext:value-type="float">
            <text:p><text:s/>47,036 <text:s/></text:p>
          </table:table-cell>
          <table:table-cell table:style-name="ce42" office:value-type="float" office:value="2201651.40016513" calcext:value-type="float">
            <text:p><text:s/>2,201,6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0531.17858043" calcext:value-type="float">
            <text:p><text:s/>1,290,531 <text:s/></text:p>
          </table:table-cell>
          <table:table-cell table:style-name="ce42" office:value-type="float" office:value="33020.902125" calcext:value-type="float">
            <text:p><text:s/>33,0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2" calcext:value-type="float">
            <text:p><text:s/>5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32335.28" calcext:value-type="float">
            <text:p><text:s/>132,335 <text:s/></text:p>
          </table:table-cell>
          <table:table-cell table:style-name="ce42" office:value-type="float" office:value="213830.0892" calcext:value-type="float">
            <text:p><text:s/>213,830 <text:s/></text:p>
          </table:table-cell>
          <table:table-cell table:style-name="ce42" office:value-type="float" office:value="47035.6278" calcext:value-type="float">
            <text:p><text:s/>47,036 <text:s/></text:p>
          </table:table-cell>
          <table:table-cell table:style-name="ce42" office:value-type="float" office:value="13099.2" calcext:value-type="float">
            <text:p><text:s/>13,0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82795.02" calcext:value-type="float">
            <text:p><text:s/>82,795 <text:s/></text:p>
          </table:table-cell>
          <table:table-cell table:style-name="ce42" office:value-type="float" office:value="354058.8534" calcext:value-type="float">
            <text:p><text:s/>354,0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4.16" calcext:value-type="float">
            <text:p><text:s/>5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83483.89170613" calcext:value-type="float">
            <text:p><text:s/>2,183,4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0531.17858043" calcext:value-type="float">
            <text:p><text:s/>1,290,531 <text:s/></text:p>
          </table:table-cell>
          <table:table-cell table:style-name="ce42" office:value-type="float" office:value="31678.353666" calcext:value-type="float">
            <text:p><text:s/>31,6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0.88" calcext:value-type="float">
            <text:p><text:s/>2,5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61.268459" calcext:value-type="float">
            <text:p><text:s/>1,36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42.548459" calcext:value-type="float">
            <text:p><text:s/>1,3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90.909" calcext:value-type="float">
            <text:p><text:s/>91 <text:s/></text:p>
          </table:table-cell>
          <table:table-cell table:style-name="ce44" office:value-type="float" office:value="20.1852" calcext:value-type="float">
            <text:p><text:s/>2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1710.72" calcext:value-type="float">
            <text:p><text:s/>571,711 <text:s/></text:p>
          </table:table-cell>
          <table:table-cell table:style-name="ce44" office:value-type="float" office:value="189040.9143" calcext:value-type="float">
            <text:p><text:s/>189,041 <text:s/></text:p>
          </table:table-cell>
          <table:table-cell table:style-name="ce44" office:value-type="float" office:value="42035.8659" calcext:value-type="float">
            <text:p><text:s/>42,036 <text:s/></text:p>
          </table:table-cell>
          <table:table-cell table:style-name="ce44" office:value-type="float" office:value="35649579.8565501" calcext:value-type="float">
            <text:p><text:s/>35,649,58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7.734260866934" calcext:value-type="float">
            <text:p><text:s/>78 <text:s/></text:p>
          </table:table-cell>
          <table:table-cell table:style-name="ce44" office:value-type="float" office:value="2039866.4734375" calcext:value-type="float">
            <text:p><text:s/>2,039,86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71710.72" calcext:value-type="float">
            <text:p><text:s/>571,711 <text:s/></text:p>
          </table:table-cell>
          <table:table-cell table:style-name="ce44" office:value-type="float" office:value="189040.9143" calcext:value-type="float">
            <text:p><text:s/>189,041 <text:s/></text:p>
          </table:table-cell>
          <table:table-cell table:style-name="ce44" office:value-type="float" office:value="42035.8659" calcext:value-type="float">
            <text:p><text:s/>42,036 <text:s/></text:p>
          </table:table-cell>
          <table:table-cell table:style-name="ce44" office:value-type="float" office:value="20906805.7306908" calcext:value-type="float">
            <text:p><text:s/>20,906,80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7.734260866934" calcext:value-type="float">
            <text:p><text:s/>78 <text:s/></text:p>
          </table:table-cell>
          <table:table-cell table:style-name="ce44" office:value-type="float" office:value="2039866.4734375" calcext:value-type="float">
            <text:p><text:s/>2,039,8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71710.72" calcext:value-type="float">
            <text:p><text:s/>571,711 <text:s/></text:p>
          </table:table-cell>
          <table:table-cell table:style-name="ce42" office:value-type="float" office:value="189040.9143" calcext:value-type="float">
            <text:p><text:s/>189,041 <text:s/></text:p>
          </table:table-cell>
          <table:table-cell table:style-name="ce42" office:value-type="float" office:value="42035.8659" calcext:value-type="float">
            <text:p><text:s/>42,036 <text:s/></text:p>
          </table:table-cell>
          <table:table-cell table:style-name="ce42" office:value-type="float" office:value="5972949.19138029" calcext:value-type="float">
            <text:p><text:s/>5,972,94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734260866934" calcext:value-type="float">
            <text:p><text:s/>78 <text:s/></text:p>
          </table:table-cell>
          <table:table-cell table:style-name="ce42" office:value-type="float" office:value="650875.454127" calcext:value-type="float">
            <text:p><text:s/>650,8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57.567875" calcext:value-type="float">
            <text:p><text:s/>33,7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66.387875" calcext:value-type="float">
            <text:p><text:s/>3,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5138.985478906" calcext:value-type="float">
            <text:p><text:s/>325,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96.066678" calcext:value-type="float">
            <text:p><text:s/>7,8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1561.662166127" calcext:value-type="float">
            <text:p><text:s/>881,5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56.265255" calcext:value-type="float">
            <text:p><text:s/>2,7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974.517585" calcext:value-type="float">
            <text:p><text:s/>18,9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23.957585" calcext:value-type="float">
            <text:p><text:s/>1,9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08.006058" calcext:value-type="float">
            <text:p><text:s/>5,1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8.486058" calcext:value-type="float">
            <text:p><text:s/>2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0111.582203723" calcext:value-type="float">
            <text:p><text:s/>300,1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45.266346" calcext:value-type="float">
            <text:p><text:s/>3,6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53.042762" calcext:value-type="float">
            <text:p><text:s/>6,7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62.862762" calcext:value-type="float">
            <text:p><text:s/>4,2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45777.25115491" calcext:value-type="float">
            <text:p><text:s/>1,745,7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734260866934" calcext:value-type="float">
            <text:p><text:s/>78 <text:s/></text:p>
          </table:table-cell>
          <table:table-cell table:style-name="ce42" office:value-type="float" office:value="343377.576081" calcext:value-type="float">
            <text:p><text:s/>343,3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6398.92384769" calcext:value-type="float">
            <text:p><text:s/>1,166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330.882023" calcext:value-type="float">
            <text:p><text:s/>34,3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71260.063959788" calcext:value-type="float">
            <text:p>( 671,26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4330.882023" calcext:value-type="float">
            <text:p>( 34,3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5138.859887904" calcext:value-type="float">
            <text:p>( 495,13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188.1676822357" calcext:value-type="float">
            <text:p><text:s/>37,1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.734260866934" calcext:value-type="float">
            <text:p><text:s/>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9853.065566978" calcext:value-type="float">
            <text:p><text:s/>229,8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12337.094058" calcext:value-type="float">
            <text:p><text:s/>312,33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09046.694058" calcext:value-type="float">
            <text:p><text:s/>309,0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1809.881233" calcext:value-type="float">
            <text:p><text:s/>171,8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41.741233" calcext:value-type="float">
            <text:p><text:s/>4,7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97.710223" calcext:value-type="float">
            <text:p><text:s/>25,7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69.790223" calcext:value-type="float">
            <text:p><text:s/>7,07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5612.311494" calcext:value-type="float">
            <text:p><text:s/>65,61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066.171494" calcext:value-type="float">
            <text:p><text:s/>7,0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788.751288" calcext:value-type="float">
            <text:p><text:s/>408,7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902.911288" calcext:value-type="float">
            <text:p><text:s/>23,9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579.659484" calcext:value-type="float">
            <text:p><text:s/>81,5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0.519484" calcext:value-type="float">
            <text:p><text:s/>9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209.091804" calcext:value-type="float">
            <text:p><text:s/>327,2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952.391804" calcext:value-type="float">
            <text:p><text:s/>22,9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387.608398" calcext:value-type="float">
            <text:p>( 25,38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769.288398" calcext:value-type="float">
            <text:p>( 12,76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1342.846643" calcext:value-type="float">
            <text:p>( 11,34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378.686643" calcext:value-type="float">
            <text:p>( 3,37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71710.72" calcext:value-type="float">
            <text:p><text:s/>571,711 <text:s/></text:p>
          </table:table-cell>
          <table:table-cell table:style-name="ce42" office:value-type="float" office:value="189040.9143" calcext:value-type="float">
            <text:p><text:s/>189,041 <text:s/></text:p>
          </table:table-cell>
          <table:table-cell table:style-name="ce42" office:value-type="float" office:value="42035.8659" calcext:value-type="float">
            <text:p><text:s/>42,036 <text:s/></text:p>
          </table:table-cell>
          <table:table-cell table:style-name="ce42" office:value-type="float" office:value="585505.450502" calcext:value-type="float">
            <text:p><text:s/>585,5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002.170102" calcext:value-type="float">
            <text:p><text:s/>59,0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71710.72" calcext:value-type="float">
            <text:p><text:s/>571,711 <text:s/></text:p>
          </table:table-cell>
          <table:table-cell table:style-name="ce42" office:value-type="float" office:value="189040.9143" calcext:value-type="float">
            <text:p><text:s/>189,041 <text:s/></text:p>
          </table:table-cell>
          <table:table-cell table:style-name="ce42" office:value-type="float" office:value="42035.8659" calcext:value-type="float">
            <text:p><text:s/>42,036 <text:s/></text:p>
          </table:table-cell>
          <table:table-cell table:style-name="ce42" office:value-type="float" office:value="486581.04127" calcext:value-type="float">
            <text:p><text:s/>486,5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914.58087" calcext:value-type="float">
            <text:p><text:s/>39,9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924.409232" calcext:value-type="float">
            <text:p><text:s/>98,9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87.589232" calcext:value-type="float">
            <text:p><text:s/>19,0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140.576544" calcext:value-type="float">
            <text:p>( 24,14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488.356544" calcext:value-type="float">
            <text:p>( 7,48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420.538137" calcext:value-type="float">
            <text:p><text:s/>104,4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44.858137" calcext:value-type="float">
            <text:p><text:s/>10,44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3623.271128" calcext:value-type="float">
            <text:p><text:s/>13,6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252.031128" calcext:value-type="float">
            <text:p><text:s/>3,2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089.815996168" calcext:value-type="float">
            <text:p><text:s/>227,0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62.601871" calcext:value-type="float">
            <text:p><text:s/>5,0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889.200199" calcext:value-type="float">
            <text:p><text:s/>43,8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97.130199" calcext:value-type="float">
            <text:p><text:s/>8,7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7752.583194" calcext:value-type="float">
            <text:p><text:s/>877,7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4107.193194" calcext:value-type="float">
            <text:p><text:s/>154,1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3.6487884616" calcext:value-type="float">
            <text:p><text:s/>1,2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47.726618" calcext:value-type="float">
            <text:p><text:s/>95,2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1.986618" calcext:value-type="float">
            <text:p><text:s/>15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975.687296" calcext:value-type="float">
            <text:p><text:s/>34,97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9209.8806675" calcext:value-type="float">
            <text:p><text:s/>11,629,2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732.7706675" calcext:value-type="float">
            <text:p><text:s/>17,7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649.05" calcext:value-type="float">
            <text:p><text:s/>210,6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77235.7106675" calcext:value-type="float">
            <text:p><text:s/>11,077,2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732.7706675" calcext:value-type="float">
            <text:p><text:s/>17,7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228.32" calcext:value-type="float">
            <text:p><text:s/>34,2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7096.8" calcext:value-type="float">
            <text:p><text:s/>307,0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4998.533645" calcext:value-type="float">
            <text:p><text:s/>904,9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09364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8.453645" calcext:value-type="float">
            <text:p><text:s/>2,7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.093645" calcext:value-type="float">
            <text:p><text:s/>1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02260.08" calcext:value-type="float">
            <text:p><text:s/>902,26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4290.059114" calcext:value-type="float">
            <text:p><text:s/>1,114,2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882.089114" calcext:value-type="float">
            <text:p><text:s/>85,8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9909.024938" calcext:value-type="float">
            <text:p><text:s/>449,9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878.494938" calcext:value-type="float">
            <text:p><text:s/>84,8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71.96" calcext:value-type="float">
            <text:p><text:s/>7,8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23.758729" calcext:value-type="float">
            <text:p><text:s/>7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618729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17.26" calcext:value-type="float">
            <text:p><text:s/>10,7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0.4" calcext:value-type="float">
            <text:p><text:s/>8,3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812.96" calcext:value-type="float">
            <text:p><text:s/>482,8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7254.695447" calcext:value-type="float">
            <text:p><text:s/>147,25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99.975447" calcext:value-type="float">
            <text:p><text:s/>1,00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85358.065884" calcext:value-type="float">
            <text:p><text:s/>1,285,35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85358.065884" calcext:value-type="float">
            <text:p><text:s/>1,285,3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42774.1258594" calcext:value-type="float">
            <text:p><text:s/>14,742,7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42774.1258594" calcext:value-type="float">
            <text:p><text:s/>14,742,7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473832.76" calcext:value-type="float">
            <text:p>( 11,473,83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32557.340707" calcext:value-type="float">
            <text:p><text:s/>19,332,5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65.083438" calcext:value-type="float">
            <text:p><text:s/>31,8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16266.746" calcext:value-type="float">
            <text:p><text:s/>14,016,2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55.615772" calcext:value-type="float">
            <text:p><text:s/>71,3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4934.978935" calcext:value-type="float">
            <text:p><text:s/>5,244,9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65.083438" calcext:value-type="float">
            <text:p><text:s/>31,8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208.619792" calcext:value-type="float">
            <text:p><text:s/>952,2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2208.619792" calcext:value-type="float">
            <text:p><text:s/>952,20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36043.64" calcext:value-type="float">
            <text:p><text:s/>6,436,044 <text:s/></text:p>
          </table:table-cell>
          <table:table-cell table:number-columns-repeated="2" table:style-name="ce42" office:value-type="float" office:value="176272.98" calcext:value-type="float">
            <text:p><text:s/>176,2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72.2740170247" calcext:value-type="float">
            <text:p><text:s/>39,572 <text:s/></text:p>
          </table:table-cell>
          <table:table-cell table:number-columns-repeated="2" table:style-name="ce42" office:value-type="float" office:value="2296678.8" calcext:value-type="float">
            <text:p><text:s/>2,296,6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4232" calcext:value-type="float">
            <text:p><text:s/>434,232 <text:s/></text:p>
          </table:table-cell>
          <table:table-cell table:style-name="ce42" office:value-type="float" office:value="285662.05" calcext:value-type="float">
            <text:p><text:s/>285,6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9.26" calcext:value-type="float">
            <text:p><text:s/>1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729303.2" calcext:value-type="float">
            <text:p><text:s/>1,729,30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36309.68" calcext:value-type="float">
            <text:p><text:s/>-136,310 <text:s/></text:p>
          </table:table-cell>
          <table:table-cell table:number-columns-repeated="2" table:style-name="ce42" office:value-type="float" office:value="-215204.34" calcext:value-type="float">
            <text:p><text:s/>-215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6816.4435316638" calcext:value-type="float">
            <text:p><text:s/>-16,816 <text:s/></text:p>
          </table:table-cell>
          <table:table-cell table:style-name="ce42" office:value-type="float" office:value="-233977.156468336" calcext:value-type="float">
            <text:p><text:s/>-233,977 <text:s/></text:p>
          </table:table-cell>
          <table:table-cell table:style-name="ce42" office:value-type="float" office:value="-33531.65" calcext:value-type="float">
            <text:p><text:s/>-33,5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532781.04598298" calcext:value-type="float">
            <text:p><text:s/>6,532,781 <text:s/></text:p>
          </table:table-cell>
          <table:table-cell table:number-columns-repeated="2" table:style-name="ce43" office:value-type="float" office:value="-1905370.74" calcext:value-type="float">
            <text:p><text:s/>-1,905,3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816.4435316638" calcext:value-type="float">
            <text:p><text:s/>16,816 <text:s/></text:p>
          </table:table-cell>
          <table:table-cell table:style-name="ce43" office:value-type="float" office:value="-1929558.04353166" calcext:value-type="float">
            <text:p><text:s/>-1,929,558 <text:s/></text:p>
          </table:table-cell>
          <table:table-cell table:style-name="ce43" office:value-type="float" office:value="-252130.4" calcext:value-type="float">
            <text:p><text:s/>-252,1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1416.04" calcext:value-type="float">
            <text:p><text:s/>3,171,416 <text:s/></text:p>
          </table:table-cell>
          <table:table-cell table:number-columns-repeated="2" table:style-name="ce42" office:value-type="float" office:value="12269.4" calcext:value-type="float">
            <text:p><text:s/>12,2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97.36954817648" calcext:value-type="float">
            <text:p><text:s/>5,997 <text:s/></text:p>
          </table:table-cell>
          <table:table-cell table:style-name="ce42" office:value-type="float" office:value="83601.0304518235" calcext:value-type="float">
            <text:p><text:s/>83,601 <text:s/></text:p>
          </table:table-cell>
          <table:table-cell table:style-name="ce42" office:value-type="float" office:value="41290.45" calcext:value-type="float">
            <text:p><text:s/>41,2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3330.745982975" calcext:value-type="float">
            <text:p><text:s/>103,331 <text:s/></text:p>
          </table:table-cell>
          <table:table-cell table:number-columns-repeated="2" table:style-name="ce43" office:value-type="float" office:value="-76794.9" calcext:value-type="float">
            <text:p><text:s/>-76,79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820.3" calcext:value-type="float">
            <text:p><text:s/>19,8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34353.14" calcext:value-type="float">
            <text:p><text:s/>8,234,353 <text:s/></text:p>
          </table:table-cell>
          <table:table-cell table:number-columns-repeated="2" table:style-name="ce42" office:value-type="float" office:value="9728532.84" calcext:value-type="float">
            <text:p><text:s/>9,728,533 <text:s/></text:p>
          </table:table-cell>
          <table:table-cell table:style-name="ce42" office:value-type="float" office:value="56.25" calcext:value-type="float">
            <text:p><text:s/>56 <text:s/></text:p>
          </table:table-cell>
          <table:table-cell table:style-name="ce42" office:value-type="float" office:value="105031.326016513" calcext:value-type="float">
            <text:p><text:s/>105,031 <text:s/></text:p>
          </table:table-cell>
          <table:table-cell table:style-name="ce42" office:value-type="float" office:value="2277498.27398349" calcext:value-type="float">
            <text:p><text:s/>2,277,498 <text:s/></text:p>
          </table:table-cell>
          <table:table-cell table:style-name="ce42" office:value-type="float" office:value="334614.4" calcext:value-type="float">
            <text:p><text:s/>334,6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34353.14" calcext:value-type="float">
            <text:p><text:s/>8,234,353 <text:s/></text:p>
          </table:table-cell>
          <table:table-cell table:number-columns-repeated="2" table:style-name="ce42" office:value-type="float" office:value="5975247.8592" calcext:value-type="float">
            <text:p><text:s/>5,975,248 <text:s/></text:p>
          </table:table-cell>
          <table:table-cell table:style-name="ce42" office:value-type="float" office:value="56.25" calcext:value-type="float">
            <text:p><text:s/>56 <text:s/></text:p>
          </table:table-cell>
          <table:table-cell table:style-name="ce42" office:value-type="float" office:value="105031.326016513" calcext:value-type="float">
            <text:p><text:s/>105,031 <text:s/></text:p>
          </table:table-cell>
          <table:table-cell table:style-name="ce42" office:value-type="float" office:value="2277498.27398349" calcext:value-type="float">
            <text:p><text:s/>2,277,498 <text:s/></text:p>
          </table:table-cell>
          <table:table-cell table:style-name="ce42" office:value-type="float" office:value="334614.4" calcext:value-type="float">
            <text:p><text:s/>334,6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753284.9808" calcext:value-type="float">
            <text:p><text:s/>3,753,2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492.56" calcext:value-type="float">
            <text:p><text:s/>10,4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.6" calcext:value-type="float">
            <text:p><text:s/>10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02.96" calcext:value-type="float">
            <text:p><text:s/>7,9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.6" calcext:value-type="float">
            <text:p><text:s/>10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70.88" calcext:value-type="float">
            <text:p><text:s/>2,5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8.72" calcext:value-type="float">
            <text:p><text:s/>1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492387.4" calcext:value-type="float">
            <text:p><text:s/>11,492,387 <text:s/></text:p>
          </table:table-cell>
          <table:table-cell table:number-columns-repeated="2" table:style-name="ce44" office:value-type="float" office:value="7877195.04" calcext:value-type="float">
            <text:p><text:s/>7,877,195 <text:s/></text:p>
          </table:table-cell>
          <table:table-cell table:style-name="ce44" office:value-type="float" office:value="56.25" calcext:value-type="float">
            <text:p><text:s/>56 <text:s/></text:p>
          </table:table-cell>
          <table:table-cell table:style-name="ce44" office:value-type="float" office:value="115850.4" calcext:value-type="float">
            <text:p><text:s/>115,850 <text:s/></text:p>
          </table:table-cell>
          <table:table-cell table:style-name="ce44" office:value-type="float" office:value="264329.6" calcext:value-type="float">
            <text:p><text:s/>264,330 <text:s/></text:p>
          </table:table-cell>
          <table:table-cell table:style-name="ce44" office:value-type="float" office:value="21369" calcext:value-type="float">
            <text:p><text:s/>21,36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554.64" calcext:value-type="float">
            <text:p><text:s/>18,555 <text:s/></text:p>
          </table:table-cell>
          <table:table-cell table:number-columns-repeated="2" table:style-name="ce44" office:value-type="float" office:value="7877195.04" calcext:value-type="float">
            <text:p><text:s/>7,877,195 <text:s/></text:p>
          </table:table-cell>
          <table:table-cell table:style-name="ce44" office:value-type="float" office:value="56.25" calcext:value-type="float">
            <text:p><text:s/>56 <text:s/></text:p>
          </table:table-cell>
          <table:table-cell table:style-name="ce44" office:value-type="float" office:value="115850.4" calcext:value-type="float">
            <text:p><text:s/>115,850 <text:s/></text:p>
          </table:table-cell>
          <table:table-cell table:style-name="ce44" office:value-type="float" office:value="264329.6" calcext:value-type="float">
            <text:p><text:s/>264,330 <text:s/></text:p>
          </table:table-cell>
          <table:table-cell table:style-name="ce44" office:value-type="float" office:value="21369" calcext:value-type="float">
            <text:p><text:s/>21,3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54.64" calcext:value-type="float">
            <text:p><text:s/>18,555 <text:s/></text:p>
          </table:table-cell>
          <table:table-cell table:number-columns-repeated="2" table:style-name="ce42" office:value-type="float" office:value="6940.44" calcext:value-type="float">
            <text:p><text:s/>6,9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.6" calcext:value-type="float">
            <text:p><text:s/>190 <text:s/></text:p>
          </table:table-cell>
          <table:table-cell table:style-name="ce42" office:value-type="float" office:value="8171.05" calcext:value-type="float">
            <text:p><text:s/>8,1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87.62" calcext:value-type="float">
            <text:p><text:s/>1,3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.9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48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4" calcext:value-type="float">
            <text:p><text:s/>2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.2" calcext:value-type="float">
            <text:p><text:s/>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24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24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6.24" calcext:value-type="float">
            <text:p>( 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.4" calcext:value-type="float">
            <text:p><text:s/>6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.6" calcext:value-type="float">
            <text:p><text:s/>190 <text:s/></text:p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36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2.62" calcext:value-type="float">
            <text:p><text:s/>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.66" calcext:value-type="float">
            <text:p><text:s/>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8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1.76" calcext:value-type="float">
            <text:p><text:s/>7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1" calcext:value-type="float">
            <text:p><text:s/>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9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.9" calcext:value-type="float">
            <text:p>( 4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7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54.64" calcext:value-type="float">
            <text:p><text:s/>18,555 <text:s/></text:p>
          </table:table-cell>
          <table:table-cell table:number-columns-repeated="2" table:style-name="ce42" office:value-type="float" office:value="210.6" calcext:value-type="float">
            <text:p><text:s/>2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0.75" calcext:value-type="float">
            <text:p><text:s/>7,2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7.28" calcext:value-type="float">
            <text:p><text:s/>1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02.85" calcext:value-type="float">
            <text:p><text:s/>5,2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54.64" calcext:value-type="float">
            <text:p><text:s/>18,555 <text:s/></text:p>
          </table:table-cell>
          <table:table-cell table:number-columns-repeated="2" table:style-name="ce42" office:value-type="float" office:value="73.32" calcext:value-type="float">
            <text:p><text:s/>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7.9" calcext:value-type="float">
            <text:p><text:s/>2,0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652.22" calcext:value-type="float">
            <text:p>( 16,65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78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.3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23.24" calcext:value-type="float">
            <text:p><text:s/>12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95.62" calcext:value-type="float">
            <text:p><text:s/>2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21.86" calcext:value-type="float">
            <text:p><text:s/>3,42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0.05" calcext:value-type="float">
            <text:p><text:s/>8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.5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82.66" calcext:value-type="float">
            <text:p><text:s/>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1.26" calcext:value-type="float">
            <text:p><text:s/>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03825.9" calcext:value-type="float">
            <text:p><text:s/>7,803,826 <text:s/></text:p>
          </table:table-cell>
          <table:table-cell table:style-name="ce42" office:value-type="float" office:value="56.25" calcext:value-type="float">
            <text:p><text:s/>56 <text:s/></text:p>
          </table:table-cell>
          <table:table-cell table:style-name="ce42" office:value-type="float" office:value="2175.2" calcext:value-type="float">
            <text:p><text:s/>2,175 <text:s/></text:p>
          </table:table-cell>
          <table:table-cell table:style-name="ce42" office:value-type="float" office:value="208417.6" calcext:value-type="float">
            <text:p><text:s/>208,4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.25" calcext:value-type="float">
            <text:p><text:s/>56 <text:s/></text:p>
          </table:table-cell>
          <table:table-cell table:style-name="ce42" office:value-type="float" office:value="2175.2" calcext:value-type="float">
            <text:p><text:s/>2,175 <text:s/></text:p>
          </table:table-cell>
          <table:table-cell table:style-name="ce42" office:value-type="float" office:value="208417.6" calcext:value-type="float">
            <text:p><text:s/>208,4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03825.9" calcext:value-type="float">
            <text:p><text:s/>7,803,8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9.18" calcext:value-type="float">
            <text:p><text:s/>2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9.18" calcext:value-type="float">
            <text:p><text:s/>2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6209.52" calcext:value-type="float">
            <text:p><text:s/>66,2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675.2" calcext:value-type="float">
            <text:p><text:s/>113,675 <text:s/></text:p>
          </table:table-cell>
          <table:table-cell table:style-name="ce42" office:value-type="float" office:value="55722.4" calcext:value-type="float">
            <text:p><text:s/>55,722 <text:s/></text:p>
          </table:table-cell>
          <table:table-cell table:style-name="ce42" office:value-type="float" office:value="13196.25" calcext:value-type="float">
            <text:p><text:s/>13,1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540.25" calcext:value-type="float">
            <text:p><text:s/>3,5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7" calcext:value-type="float">
            <text:p><text:s/>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1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440.42" calcext:value-type="float">
            <text:p><text:s/>7,4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051.36" calcext:value-type="float">
            <text:p><text:s/>3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730.3" calcext:value-type="float">
            <text:p><text:s/>53,7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675.2" calcext:value-type="float">
            <text:p><text:s/>113,675 <text:s/></text:p>
          </table:table-cell>
          <table:table-cell table:style-name="ce42" office:value-type="float" office:value="55722.4" calcext:value-type="float">
            <text:p><text:s/>55,722 <text:s/></text:p>
          </table:table-cell>
          <table:table-cell table:style-name="ce42" office:value-type="float" office:value="8304.5" calcext:value-type="float">
            <text:p><text:s/>8,30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977.3" calcext:value-type="float">
            <text:p><text:s/>1,9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34.5" calcext:value-type="float">
            <text:p><text:s/>1,33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73832.76" calcext:value-type="float">
            <text:p><text:s/>11,473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73832.76" calcext:value-type="float">
            <text:p><text:s/>11,473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473832.76" calcext:value-type="float">
            <text:p>( 11,473,83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1107.52" calcext:value-type="float">
            <text:p><text:s/>21,108 <text:s/></text:p>
          </table:table-cell>
          <table:table-cell table:style-name="ce42" office:value-type="float" office:value="375840" calcext:value-type="float">
            <text:p><text:s/>375,8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0450.56" calcext:value-type="float">
            <text:p><text:s/>190,451 <text:s/></text:p>
          </table:table-cell>
          <table:table-cell table:style-name="ce42" office:value-type="float" office:value="12432" calcext:value-type="float">
            <text:p><text:s/>12,432 <text:s/></text:p>
          </table:table-cell>
          <table:table-cell table:style-name="ce42" office:value-type="float" office:value="707807.306568961" calcext:value-type="float">
            <text:p><text:s/>707,8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95.5" calcext:value-type="float">
            <text:p><text:s/>19,496 <text:s/></text:p>
          </table:table-cell>
          <table:table-cell table:style-name="ce42" office:value-type="float" office:value="166223.7" calcext:value-type="float">
            <text:p><text:s/>166,2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4517181.48" calcext:value-type="float">
            <text:p><text:s/>4,517,181 <text:s/></text:p>
          </table:table-cell>
          <table:table-cell table:style-name="ce42" office:value-type="float" office:value="794064.96" calcext:value-type="float">
            <text:p><text:s/>794,0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883.2" calcext:value-type="float">
            <text:p><text:s/>246,883 <text:s/></text:p>
          </table:table-cell>
          <table:table-cell table:style-name="ce42" office:value-type="float" office:value="826180" calcext:value-type="float">
            <text:p><text:s/>826,180 <text:s/></text:p>
          </table:table-cell>
          <table:table-cell table:style-name="ce42" office:value-type="float" office:value="45410.6667096099" calcext:value-type="float">
            <text:p><text:s/>45,4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908.56" calcext:value-type="float">
            <text:p><text:s/>41,909 <text:s/></text:p>
          </table:table-cell>
          <table:table-cell table:style-name="ce42" office:value-type="float" office:value="43326.9" calcext:value-type="float">
            <text:p><text:s/>43,3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71383.52" calcext:value-type="float">
            <text:p><text:s/>171,384 <text:s/></text:p>
          </table:table-cell>
          <table:table-cell table:style-name="ce42" office:value-type="float" office:value="2911954.56" calcext:value-type="float">
            <text:p><text:s/>2,911,9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1.52" calcext:value-type="float">
            <text:p><text:s/>3,2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14700.96" calcext:value-type="float">
            <text:p><text:s/>-314,701 <text:s/></text:p>
          </table:table-cell>
          <table:table-cell table:style-name="ce42" office:value-type="float" office:value="-106988.641536" calcext:value-type="float">
            <text:p><text:s/>-106,9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30997.76" calcext:value-type="float">
            <text:p><text:s/>-130,998 <text:s/></text:p>
          </table:table-cell>
          <table:table-cell table:style-name="ce42" office:value-type="float" office:value="590" calcext:value-type="float">
            <text:p><text:s/>590 <text:s/></text:p>
          </table:table-cell>
          <table:table-cell table:style-name="ce42" office:value-type="float" office:value="-165.170000000037" calcext:value-type="float">
            <text:p><text:s/>-1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8218.76" calcext:value-type="float">
            <text:p><text:s/>-18,219 <text:s/></text:p>
          </table:table-cell>
          <table:table-cell table:style-name="ce42" office:value-type="float" office:value="197962.2" calcext:value-type="float">
            <text:p><text:s/>197,96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4352756.52" calcext:value-type="float">
            <text:p><text:s/>-4,352,757 <text:s/></text:p>
          </table:table-cell>
          <table:table-cell table:style-name="ce43" office:value-type="float" office:value="-3223190.878464" calcext:value-type="float">
            <text:p><text:s/>-3,223,19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1313.6" calcext:value-type="float">
            <text:p><text:s/>71,314 <text:s/></text:p>
          </table:table-cell>
          <table:table-cell table:style-name="ce43" office:value-type="float" office:value="-814338" calcext:value-type="float">
            <text:p><text:s/>-814,338 <text:s/></text:p>
          </table:table-cell>
          <table:table-cell table:style-name="ce43" office:value-type="float" office:value="662561.809859351" calcext:value-type="float">
            <text:p><text:s/>662,56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194.3" calcext:value-type="float">
            <text:p><text:s/>-4,194 <text:s/></text:p>
          </table:table-cell>
          <table:table-cell table:style-name="ce43" office:value-type="float" office:value="-75065.4" calcext:value-type="float">
            <text:p><text:s/>-75,0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48257.28" calcext:value-type="float">
            <text:p><text:s/>348,257 <text:s/></text:p>
          </table:table-cell>
          <table:table-cell table:style-name="ce42" office:value-type="float" office:value="1677608.64" calcext:value-type="float">
            <text:p><text:s/>1,677,6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323.2" calcext:value-type="float">
            <text:p><text:s/>20,3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69.3" calcext:value-type="float">
            <text:p><text:s/>5,5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049.9" calcext:value-type="float">
            <text:p><text:s/>212,0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87975.72" calcext:value-type="float">
            <text:p><text:s/>87,976 <text:s/></text:p>
          </table:table-cell>
          <table:table-cell table:style-name="ce43" office:value-type="float" office:value="-249557.297022" calcext:value-type="float">
            <text:p><text:s/>-249,55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4538.256874359" calcext:value-type="float">
            <text:p><text:s/>114,538 <text:s/></text:p>
          </table:table-cell>
          <table:table-cell table:style-name="ce42" office:value-type="float" office:value="3850168.56353882" calcext:value-type="float">
            <text:p><text:s/>3,850,1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299.680362084" calcext:value-type="float">
            <text:p><text:s/>277,300 <text:s/></text:p>
          </table:table-cell>
          <table:table-cell table:style-name="ce42" office:value-type="float" office:value="2482.7040686064" calcext:value-type="float">
            <text:p><text:s/>2,4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1728.4" calcext:value-type="float">
            <text:p><text:s/>111,728 <text:s/></text:p>
          </table:table-cell>
          <table:table-cell table:style-name="ce42" office:value-type="float" office:value="3080433.6" calcext:value-type="float">
            <text:p><text:s/>3,080,4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482.56" calcext:value-type="float">
            <text:p><text:s/>23,4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809.8568743588" calcext:value-type="float">
            <text:p><text:s/>2,810 <text:s/></text:p>
          </table:table-cell>
          <table:table-cell table:style-name="ce43" office:value-type="float" office:value="746252.403538824" calcext:value-type="float">
            <text:p><text:s/>746,2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77299.680362084" calcext:value-type="float">
            <text:p><text:s/>277,300 <text:s/></text:p>
          </table:table-cell>
          <table:table-cell table:style-name="ce43" office:value-type="float" office:value="2482.7040686064" calcext:value-type="float">
            <text:p><text:s/>2,4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847042.8" calcext:value-type="float">
            <text:p><text:s/>9,847,043 <text:s/></text:p>
          </table:table-cell>
          <table:table-cell table:style-name="ce42" office:value-type="float" office:value="14949998.388738" calcext:value-type="float">
            <text:p><text:s/>14,949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885.76" calcext:value-type="float">
            <text:p><text:s/>293,886 <text:s/></text:p>
          </table:table-cell>
          <table:table-cell table:style-name="ce42" office:value-type="float" office:value="1285595" calcext:value-type="float">
            <text:p><text:s/>1,285,595 <text:s/></text:p>
          </table:table-cell>
          <table:table-cell table:style-name="ce42" office:value-type="float" office:value="125959.14" calcext:value-type="float">
            <text:p><text:s/>125,9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031.12" calcext:value-type="float">
            <text:p><text:s/>332,031 <text:s/></text:p>
          </table:table-cell>
          <table:table-cell table:style-name="ce42" office:value-type="float" office:value="1953914.296" calcext:value-type="float">
            <text:p><text:s/>1,953,9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713712.7584" calcext:value-type="float">
            <text:p><text:s/>9,713,713 <text:s/></text:p>
          </table:table-cell>
          <table:table-cell table:style-name="ce42" office:value-type="float" office:value="14949998.388738" calcext:value-type="float">
            <text:p><text:s/>14,949,9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885.76" calcext:value-type="float">
            <text:p><text:s/>293,886 <text:s/></text:p>
          </table:table-cell>
          <table:table-cell table:style-name="ce42" office:value-type="float" office:value="1285595" calcext:value-type="float">
            <text:p><text:s/>1,285,595 <text:s/></text:p>
          </table:table-cell>
          <table:table-cell table:style-name="ce42" office:value-type="float" office:value="125959.14" calcext:value-type="float">
            <text:p><text:s/>125,9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031.12" calcext:value-type="float">
            <text:p><text:s/>332,031 <text:s/></text:p>
          </table:table-cell>
          <table:table-cell table:style-name="ce42" office:value-type="float" office:value="1819219.5568" calcext:value-type="float">
            <text:p><text:s/>1,819,22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33330.0416" calcext:value-type="float">
            <text:p><text:s/>133,33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34694.7392" calcext:value-type="float">
            <text:p><text:s/>134,6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9476.6" calcext:value-type="float">
            <text:p><text:s/>79,477 <text:s/></text:p>
          </table:table-cell>
          <table:table-cell table:style-name="ce42" office:value-type="float" office:value="771900.97352831" calcext:value-type="float">
            <text:p><text:s/>771,9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76.68" calcext:value-type="float">
            <text:p><text:s/>11,377 <text:s/></text:p>
          </table:table-cell>
          <table:table-cell table:style-name="ce42" office:value-type="float" office:value="4838.6559313936" calcext:value-type="float">
            <text:p><text:s/>4,8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.04" calcext:value-type="float">
            <text:p><text:s/>5 <text:s/></text:p>
          </table:table-cell>
          <table:table-cell table:style-name="ce42" office:value-type="float" office:value="576.96" calcext:value-type="float">
            <text:p><text:s/>5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99.2" calcext:value-type="float">
            <text:p><text:s/>13,0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5.04" calcext:value-type="float">
            <text:p><text:s/>5 <text:s/></text:p>
          </table:table-cell>
          <table:table-cell table:style-name="ce42" office:value-type="float" office:value="549.12" calcext:value-type="float">
            <text:p><text:s/>5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79466.52" calcext:value-type="float">
            <text:p><text:s/>79,467 <text:s/></text:p>
          </table:table-cell>
          <table:table-cell table:style-name="ce42" office:value-type="float" office:value="757675.69352831" calcext:value-type="float">
            <text:p><text:s/>757,6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376.68" calcext:value-type="float">
            <text:p><text:s/>11,377 <text:s/></text:p>
          </table:table-cell>
          <table:table-cell table:style-name="ce42" office:value-type="float" office:value="4838.6559313936" calcext:value-type="float">
            <text:p><text:s/>4,8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64038.42312564" calcext:value-type="float">
            <text:p><text:s/>4,864,038 <text:s/></text:p>
          </table:table-cell>
          <table:table-cell table:style-name="ce44" office:value-type="float" office:value="5676686.63022887" calcext:value-type="float">
            <text:p><text:s/>5,676,68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4876.16" calcext:value-type="float">
            <text:p><text:s/>344,876 <text:s/></text:p>
          </table:table-cell>
          <table:table-cell table:style-name="ce44" office:value-type="float" office:value="471257" calcext:value-type="float">
            <text:p><text:s/>471,257 <text:s/></text:p>
          </table:table-cell>
          <table:table-cell table:style-name="ce44" office:value-type="float" office:value="782951.649859351" calcext:value-type="float">
            <text:p><text:s/>782,95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9160.4596379164" calcext:value-type="float">
            <text:p><text:s/>39,160 <text:s/></text:p>
          </table:table-cell>
          <table:table-cell table:style-name="ce44" office:value-type="float" office:value="1659477.636" calcext:value-type="float">
            <text:p><text:s/>1,659,4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64038.42312564" calcext:value-type="float">
            <text:p><text:s/>4,864,038 <text:s/></text:p>
          </table:table-cell>
          <table:table-cell table:style-name="ce44" office:value-type="float" office:value="5676686.63022887" calcext:value-type="float">
            <text:p><text:s/>5,676,68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6339.0396379164" calcext:value-type="float">
            <text:p><text:s/>16,339 <text:s/></text:p>
          </table:table-cell>
          <table:table-cell table:style-name="ce44" office:value-type="float" office:value="12442.5" calcext:value-type="float">
            <text:p><text:s/>12,4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93519.143125641" calcext:value-type="float">
            <text:p><text:s/>193,519 <text:s/></text:p>
          </table:table-cell>
          <table:table-cell table:style-name="ce42" office:value-type="float" office:value="5065839.59022887" calcext:value-type="float">
            <text:p><text:s/>5,065,8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39.0396379164" calcext:value-type="float">
            <text:p><text:s/>16,339 <text:s/></text:p>
          </table:table-cell>
          <table:table-cell table:style-name="ce42" office:value-type="float" office:value="12442.5" calcext:value-type="float">
            <text:p><text:s/>12,4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9901.92" calcext:value-type="float">
            <text:p><text:s/>9,902 <text:s/></text:p>
          </table:table-cell>
          <table:table-cell table:style-name="ce42" office:value-type="float" office:value="20682.24" calcext:value-type="float">
            <text:p><text:s/>20,6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726.28" calcext:value-type="float">
            <text:p><text:s/>5,726 <text:s/></text:p>
          </table:table-cell>
          <table:table-cell table:style-name="ce42" office:value-type="float" office:value="310117.118800906" calcext:value-type="float">
            <text:p><text:s/>310,1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951.390008768" calcext:value-type="float">
            <text:p><text:s/>4,951 <text:s/></text:p>
          </table:table-cell>
          <table:table-cell table:style-name="ce42" office:value-type="float" office:value="873841.526902358" calcext:value-type="float">
            <text:p><text:s/>873,8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0.16" calcext:value-type="float">
            <text:p><text:s/>20 <text:s/></text:p>
          </table:table-cell>
          <table:table-cell table:style-name="ce42" office:value-type="float" office:value="17030.4" calcext:value-type="float">
            <text:p><text:s/>17,0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6.72" calcext:value-type="float">
            <text:p><text:s/>7 <text:s/></text:p>
          </table:table-cell>
          <table:table-cell table:style-name="ce42" office:value-type="float" office:value="4852.8" calcext:value-type="float">
            <text:p><text:s/>4,8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52.0655673148" calcext:value-type="float">
            <text:p><text:s/>552 <text:s/></text:p>
          </table:table-cell>
          <table:table-cell table:style-name="ce42" office:value-type="float" office:value="295619.050290408" calcext:value-type="float">
            <text:p><text:s/>295,6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51.16" calcext:value-type="float">
            <text:p><text:s/>251 <text:s/></text:p>
          </table:table-cell>
          <table:table-cell table:style-name="ce42" office:value-type="float" office:value="2232" calcext:value-type="float">
            <text:p><text:s/>2,2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3090.4187610968" calcext:value-type="float">
            <text:p><text:s/>73,090 <text:s/></text:p>
          </table:table-cell>
          <table:table-cell table:style-name="ce42" office:value-type="float" office:value="1313664.42241403" calcext:value-type="float">
            <text:p><text:s/>1,313,6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60.8596379164" calcext:value-type="float">
            <text:p><text:s/>15,5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0603.159598958" calcext:value-type="float">
            <text:p><text:s/>70,603 <text:s/></text:p>
          </table:table-cell>
          <table:table-cell table:style-name="ce42" office:value-type="float" office:value="1045897.78258782" calcext:value-type="float">
            <text:p><text:s/>1,045,8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560.8596379164" calcext:value-type="float">
            <text:p><text:s/>15,5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935.359598958" calcext:value-type="float">
            <text:p>( 6,935 <text:s/>)</text:p>
          </table:table-cell>
          <table:table-cell table:style-name="ce45" office:value-type="float" office:value="629987.58233783" calcext:value-type="float">
            <text:p>( 629,98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3667.8" calcext:value-type="float">
            <text:p>( 63,668 <text:s/>)</text:p>
          </table:table-cell>
          <table:table-cell table:style-name="ce45" office:value-type="float" office:value="415910.200249987" calcext:value-type="float">
            <text:p>( 415,91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560.8596379164" calcext:value-type="float">
            <text:p>( 15,561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916.8037981368" calcext:value-type="float">
            <text:p><text:s/>917 <text:s/></text:p>
          </table:table-cell>
          <table:table-cell table:style-name="ce42" office:value-type="float" office:value="36193.629623232" calcext:value-type="float">
            <text:p><text:s/>36,1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20.055364002" calcext:value-type="float">
            <text:p><text:s/>1,520 <text:s/></text:p>
          </table:table-cell>
          <table:table-cell table:style-name="ce42" office:value-type="float" office:value="228333.010202976" calcext:value-type="float">
            <text:p><text:s/>228,3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0.4" calcext:value-type="float">
            <text:p><text:s/>50 <text:s/></text:p>
          </table:table-cell>
          <table:table-cell table:style-name="ce46" office:value-type="float" office:value="3240" calcext:value-type="float">
            <text:p><text:s/>3,2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096.24" calcext:value-type="float">
            <text:p><text:s/>3,096 <text:s/></text:p>
          </table:table-cell>
          <table:table-cell table:style-name="ce42" office:value-type="float" office:value="163694.4" calcext:value-type="float">
            <text:p><text:s/>163,6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05.76" calcext:value-type="float">
            <text:p><text:s/>306 <text:s/></text:p>
          </table:table-cell>
          <table:table-cell table:style-name="ce42" office:value-type="float" office:value="18412.8" calcext:value-type="float">
            <text:p><text:s/>18,4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23.04" calcext:value-type="float">
            <text:p><text:s/>1,223 <text:s/></text:p>
          </table:table-cell>
          <table:table-cell table:style-name="ce46" office:value-type="float" office:value="57300.48" calcext:value-type="float">
            <text:p><text:s/>57,30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682.16" calcext:value-type="float">
            <text:p><text:s/>25,682 <text:s/></text:p>
          </table:table-cell>
          <table:table-cell table:style-name="ce42" office:value-type="float" office:value="358343.04" calcext:value-type="float">
            <text:p><text:s/>358,3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8.18" calcext:value-type="float">
            <text:p><text:s/>7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2850.52" calcext:value-type="float">
            <text:p><text:s/>22,851 <text:s/></text:p>
          </table:table-cell>
          <table:table-cell table:style-name="ce42" office:value-type="float" office:value="57701.76" calcext:value-type="float">
            <text:p><text:s/>57,7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31.64" calcext:value-type="float">
            <text:p><text:s/>2,832 <text:s/></text:p>
          </table:table-cell>
          <table:table-cell table:style-name="ce42" office:value-type="float" office:value="300641.28" calcext:value-type="float">
            <text:p><text:s/>300,6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8.18" calcext:value-type="float">
            <text:p><text:s/>7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32.72" calcext:value-type="float">
            <text:p>( 133 <text:s/>)</text:p>
          </table:table-cell>
          <table:table-cell table:style-name="ce45" office:value-type="float" office:value="12480" calcext:value-type="float">
            <text:p>( 12,48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7964.16" calcext:value-type="float">
            <text:p>( 7,96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783.84" calcext:value-type="float">
            <text:p><text:s/>6,784 <text:s/></text:p>
          </table:table-cell>
          <table:table-cell table:style-name="ce42" office:value-type="float" office:value="481290.9504" calcext:value-type="float">
            <text:p><text:s/>481,2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442.5" calcext:value-type="float">
            <text:p><text:s/>12,44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831.28" calcext:value-type="float">
            <text:p><text:s/>5,831 <text:s/></text:p>
          </table:table-cell>
          <table:table-cell table:style-name="ce42" office:value-type="float" office:value="423052.5504" calcext:value-type="float">
            <text:p><text:s/>423,0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442.5" calcext:value-type="float">
            <text:p><text:s/>12,44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952.56" calcext:value-type="float">
            <text:p><text:s/>953 <text:s/></text:p>
          </table:table-cell>
          <table:table-cell table:style-name="ce42" office:value-type="float" office:value="58238.4" calcext:value-type="float">
            <text:p><text:s/>58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460.36" calcext:value-type="float">
            <text:p><text:s/>2,460 <text:s/></text:p>
          </table:table-cell>
          <table:table-cell table:style-name="ce42" office:value-type="float" office:value="91482.24" calcext:value-type="float">
            <text:p><text:s/>91,4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001.28" calcext:value-type="float">
            <text:p><text:s/>1,001 <text:s/></text:p>
          </table:table-cell>
          <table:table-cell table:style-name="ce46" office:value-type="float" office:value="9246.72" calcext:value-type="float">
            <text:p><text:s/>9,24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939" calcext:value-type="float">
            <text:p><text:s/>15,939 <text:s/></text:p>
          </table:table-cell>
          <table:table-cell table:style-name="ce42" office:value-type="float" office:value="205792.594125168" calcext:value-type="float">
            <text:p><text:s/>205,7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888" calcext:value-type="float">
            <text:p><text:s/>6,888 <text:s/></text:p>
          </table:table-cell>
          <table:table-cell table:style-name="ce42" office:value-type="float" office:value="23972.16" calcext:value-type="float">
            <text:p><text:s/>23,9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603.16" calcext:value-type="float">
            <text:p><text:s/>2,603 <text:s/></text:p>
          </table:table-cell>
          <table:table-cell table:style-name="ce42" office:value-type="float" office:value="721039.68" calcext:value-type="float">
            <text:p><text:s/>721,0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10.5087884616" calcext:value-type="float">
            <text:p><text:s/>611 <text:s/></text:p>
          </table:table-cell>
          <table:table-cell table:style-name="ce42" office:value-type="float" office:value="60.48" calcext:value-type="float">
            <text:p><text:s/>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2425.68" calcext:value-type="float">
            <text:p><text:s/>32,426 <text:s/></text:p>
          </table:table-cell>
          <table:table-cell table:style-name="ce42" office:value-type="float" office:value="62188.8" calcext:value-type="float">
            <text:p><text:s/>62,1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4975.687296" calcext:value-type="float">
            <text:p><text:s/>34,97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383766.96" calcext:value-type="float">
            <text:p><text:s/>3,383,767 <text:s/></text:p>
          </table:table-cell>
          <table:table-cell table:style-name="ce42" office:value-type="float" office:value="213235.2" calcext:value-type="float">
            <text:p><text:s/>213,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255677.04" calcext:value-type="float">
            <text:p><text:s/>3,255,67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4228.32" calcext:value-type="float">
            <text:p><text:s/>34,2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3861.6" calcext:value-type="float">
            <text:p><text:s/>93,862 <text:s/></text:p>
          </table:table-cell>
          <table:table-cell table:style-name="ce42" office:value-type="float" office:value="213235.2" calcext:value-type="float">
            <text:p><text:s/>213,2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78506.44" calcext:value-type="float">
            <text:p><text:s/>878,506 <text:s/></text:p>
          </table:table-cell>
          <table:table-cell table:style-name="ce42" office:value-type="float" office:value="26253.12" calcext:value-type="float">
            <text:p><text:s/>26,2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131.48" calcext:value-type="float">
            <text:p><text:s/>1,131 <text:s/></text:p>
          </table:table-cell>
          <table:table-cell table:style-name="ce42" office:value-type="float" office:value="1368" calcext:value-type="float">
            <text:p><text:s/>1,3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77374.96" calcext:value-type="float">
            <text:p><text:s/>877,375 <text:s/></text:p>
          </table:table-cell>
          <table:table-cell table:style-name="ce43" office:value-type="float" office:value="24885.12" calcext:value-type="float">
            <text:p><text:s/>24,88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08245.88" calcext:value-type="float">
            <text:p><text:s/>408,246 <text:s/></text:p>
          </table:table-cell>
          <table:table-cell table:style-name="ce42" office:value-type="float" office:value="371358.72" calcext:value-type="float">
            <text:p><text:s/>371,3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6196.2" calcext:value-type="float">
            <text:p><text:s/>66,196 <text:s/></text:p>
          </table:table-cell>
          <table:table-cell table:style-name="ce42" office:value-type="float" office:value="295294.08" calcext:value-type="float">
            <text:p><text:s/>295,2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584.24" calcext:value-type="float">
            <text:p><text:s/>1,584 <text:s/></text:p>
          </table:table-cell>
          <table:table-cell table:style-name="ce42" office:value-type="float" office:value="6270.72" calcext:value-type="float">
            <text:p><text:s/>6,2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104.72" calcext:value-type="float">
            <text:p><text:s/>7,105 <text:s/></text:p>
          </table:table-cell>
          <table:table-cell table:style-name="ce42" office:value-type="float" office:value="305.28" calcext:value-type="float">
            <text:p><text:s/>3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276.84" calcext:value-type="float">
            <text:p><text:s/>3,27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2790.48" calcext:value-type="float">
            <text:p><text:s/>2,790 <text:s/></text:p>
          </table:table-cell>
          <table:table-cell table:style-name="ce42" office:value-type="float" office:value="2458.56" calcext:value-type="float">
            <text:p><text:s/>2,4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5597.52" calcext:value-type="float">
            <text:p><text:s/>245,598 <text:s/></text:p>
          </table:table-cell>
          <table:table-cell table:style-name="ce42" office:value-type="float" office:value="5783.04" calcext:value-type="float">
            <text:p><text:s/>5,7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1695.88" calcext:value-type="float">
            <text:p><text:s/>81,696 <text:s/></text:p>
          </table:table-cell>
          <table:table-cell table:style-name="ce43" office:value-type="float" office:value="61247.04" calcext:value-type="float">
            <text:p><text:s/>61,24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876.16" calcext:value-type="float">
            <text:p><text:s/>344,876 <text:s/></text:p>
          </table:table-cell>
          <table:table-cell table:style-name="ce42" office:value-type="float" office:value="471257" calcext:value-type="float">
            <text:p><text:s/>471,257 <text:s/></text:p>
          </table:table-cell>
          <table:table-cell table:style-name="ce42" office:value-type="float" office:value="782951.649859351" calcext:value-type="float">
            <text:p><text:s/>782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21.42" calcext:value-type="float">
            <text:p><text:s/>22,821 <text:s/></text:p>
          </table:table-cell>
          <table:table-cell table:style-name="ce42" office:value-type="float" office:value="1647035.136" calcext:value-type="float">
            <text:p><text:s/>1,647,03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876.16" calcext:value-type="float">
            <text:p><text:s/>344,876 <text:s/></text:p>
          </table:table-cell>
          <table:table-cell table:style-name="ce42" office:value-type="float" office:value="471257" calcext:value-type="float">
            <text:p><text:s/>471,257 <text:s/></text:p>
          </table:table-cell>
          <table:table-cell table:style-name="ce42" office:value-type="float" office:value="782951.649859351" calcext:value-type="float">
            <text:p><text:s/>782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21.42" calcext:value-type="float">
            <text:p><text:s/>22,821 <text:s/></text:p>
          </table:table-cell>
          <table:table-cell table:style-name="ce42" office:value-type="float" office:value="1647035.136" calcext:value-type="float">
            <text:p><text:s/>1,647,03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6125.828927314" calcext:value-type="float">
            <text:p><text:s/>516,126 <text:s/></text:p>
          </table:table-cell>
          <table:table-cell table:style-name="ce42" office:value-type="float" office:value="17711367.4054927" calcext:value-type="float">
            <text:p><text:s/>17,711,3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1142.851819" calcext:value-type="float">
            <text:p><text:s/>1,061,143 <text:s/></text:p>
          </table:table-cell>
          <table:table-cell table:style-name="ce42" office:value-type="float" office:value="12056.17103" calcext:value-type="float">
            <text:p><text:s/>12,05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4472.411680314" calcext:value-type="float">
            <text:p><text:s/>504,472 <text:s/></text:p>
          </table:table-cell>
          <table:table-cell table:style-name="ce42" office:value-type="float" office:value="13511794.3343197" calcext:value-type="float">
            <text:p><text:s/>13,511,7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55.615772" calcext:value-type="float">
            <text:p><text:s/>71,3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653.417247" calcext:value-type="float">
            <text:p><text:s/>11,653 <text:s/></text:p>
          </table:table-cell>
          <table:table-cell table:style-name="ce42" office:value-type="float" office:value="4128217.455401" calcext:value-type="float">
            <text:p><text:s/>4,128,2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1142.851819" calcext:value-type="float">
            <text:p><text:s/>1,061,143 <text:s/></text:p>
          </table:table-cell>
          <table:table-cell table:style-name="ce42" office:value-type="float" office:value="12056.17103" calcext:value-type="float">
            <text:p><text:s/>12,05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591.802885" calcext:value-type="float">
            <text:p><text:s/>40,5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1616.816907" calcext:value-type="float">
            <text:p><text:s/>911,617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0591.802885" calcext:value-type="float">
            <text:p><text:s/>40,5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11616.816907" calcext:value-type="float">
            <text:p><text:s/>911,617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64714.4" calcext:value-type="float">
            <text:p><text:s/>664,71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410614.59684961" calcext:value-type="float">
            <text:p><text:s/>1,410,615 <text:s/></text:p>
          </table:table-cell>
          <table:table-cell table:style-name="ce41" office:value-type="float" office:value="255159.345402012" calcext:value-type="float">
            <text:p><text:s/>255,159 <text:s/></text:p>
          </table:table-cell>
          <table:table-cell table:style-name="ce41" office:value-type="float" office:value="225217.130969712" calcext:value-type="float">
            <text:p><text:s/>225,21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9942.2144323" calcext:value-type="float">
            <text:p><text:s/>29,942 <text:s/></text:p>
          </table:table-cell>
          <table:table-cell table:style-name="ce41" office:value-type="float" office:value="1155455.2514476" calcext:value-type="float">
            <text:p><text:s/>1,155,45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570668.55564114" calcext:value-type="float">
            <text:p><text:s/>6,570,6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70668.55564114" calcext:value-type="float">
            <text:p><text:s/>6,570,6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82095.0544086996" calcext:value-type="float">
            <text:p><text:s/>-82,095 <text:s/></text:p>
          </table:table-cell>
          <table:table-cell table:style-name="ce42" office:value-type="float" office:value="-56289.94" calcext:value-type="float">
            <text:p><text:s/>-56,290 <text:s/></text:p>
          </table:table-cell>
          <table:table-cell table:style-name="ce42" office:value-type="float" office:value="-25805.1144086996" calcext:value-type="float">
            <text:p><text:s/>-25,8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317478.01004984" calcext:value-type="float">
            <text:p><text:s/>7,317,478 <text:s/></text:p>
          </table:table-cell>
          <table:table-cell table:style-name="ce43" office:value-type="float" office:value="721004.34" calcext:value-type="float">
            <text:p><text:s/>721,004 <text:s/></text:p>
          </table:table-cell>
          <table:table-cell table:style-name="ce43" office:value-type="float" office:value="6596473.67004984" calcext:value-type="float">
            <text:p><text:s/>6,596,474 <text:s/></text:p>
          </table:table-cell>
          <table:table-cell table:style-name="ce43" office:value-type="float" office:value="1410614.59684961" calcext:value-type="float">
            <text:p><text:s/>1,410,615 <text:s/></text:p>
          </table:table-cell>
          <table:table-cell table:style-name="ce43" office:value-type="float" office:value="255159.345402012" calcext:value-type="float">
            <text:p><text:s/>255,159 <text:s/></text:p>
          </table:table-cell>
          <table:table-cell table:style-name="ce43" office:value-type="float" office:value="225217.130969712" calcext:value-type="float">
            <text:p><text:s/>225,21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9942.2144323" calcext:value-type="float">
            <text:p><text:s/>29,942 <text:s/></text:p>
          </table:table-cell>
          <table:table-cell table:style-name="ce43" office:value-type="float" office:value="1155455.2514476" calcext:value-type="float">
            <text:p><text:s/>1,155,4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013180.69004984" calcext:value-type="float">
            <text:p><text:s/>7,013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13180.69004984" calcext:value-type="float">
            <text:p><text:s/>7,013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4518.5625000001" calcext:value-type="float">
            <text:p><text:s/>94,51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4518.5625000001" calcext:value-type="float">
            <text:p><text:s/>94,519 <text:s/></text:p>
          </table:table-cell>
          <table:table-cell table:number-columns-repeated="3" table:style-name="ce43" office:value-type="float" office:value="-0.000000000002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056249.93126092" calcext:value-type="float">
            <text:p><text:s/>5,056,250 <text:s/></text:p>
          </table:table-cell>
          <table:table-cell table:style-name="ce42" office:value-type="float" office:value="102350.817188384" calcext:value-type="float">
            <text:p><text:s/>102,351 <text:s/></text:p>
          </table:table-cell>
          <table:table-cell table:style-name="ce42" office:value-type="float" office:value="4953899.11407254" calcext:value-type="float">
            <text:p><text:s/>4,953,899 <text:s/></text:p>
          </table:table-cell>
          <table:table-cell table:style-name="ce42" office:value-type="float" office:value="1007165.5083991" calcext:value-type="float">
            <text:p><text:s/>1,007,166 <text:s/></text:p>
          </table:table-cell>
          <table:table-cell table:style-name="ce42" office:value-type="float" office:value="89180.2416551907" calcext:value-type="float">
            <text:p><text:s/>89,180 <text:s/></text:p>
          </table:table-cell>
          <table:table-cell table:style-name="ce42" office:value-type="float" office:value="65226.4701093507" calcext:value-type="float">
            <text:p><text:s/>65,2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53.77154584" calcext:value-type="float">
            <text:p><text:s/>23,954 <text:s/></text:p>
          </table:table-cell>
          <table:table-cell table:style-name="ce42" office:value-type="float" office:value="917985.26674391" calcext:value-type="float">
            <text:p><text:s/>917,9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881608.1" calcext:value-type="float">
            <text:p><text:s/>4,881,6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81608.1" calcext:value-type="float">
            <text:p><text:s/>4,881,6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99624.1528" calcext:value-type="float">
            <text:p><text:s/>99,6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818.75" calcext:value-type="float">
            <text:p><text:s/>28,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818.75" calcext:value-type="float">
            <text:p><text:s/>28,81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5017.678460925" calcext:value-type="float">
            <text:p><text:s/>75,018 <text:s/></text:p>
          </table:table-cell>
          <table:table-cell table:style-name="ce43" office:value-type="float" office:value="2726.664388384" calcext:value-type="float">
            <text:p><text:s/>2,727 <text:s/></text:p>
          </table:table-cell>
          <table:table-cell table:style-name="ce43" office:value-type="float" office:value="72291.014072541" calcext:value-type="float">
            <text:p><text:s/>72,291 <text:s/></text:p>
          </table:table-cell>
          <table:table-cell table:style-name="ce43" office:value-type="float" office:value="978346.758399101" calcext:value-type="float">
            <text:p><text:s/>978,347 <text:s/></text:p>
          </table:table-cell>
          <table:table-cell table:style-name="ce43" office:value-type="float" office:value="89180.2416551907" calcext:value-type="float">
            <text:p><text:s/>89,180 <text:s/></text:p>
          </table:table-cell>
          <table:table-cell table:style-name="ce43" office:value-type="float" office:value="65226.4701093507" calcext:value-type="float">
            <text:p><text:s/>65,22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3953.77154584" calcext:value-type="float">
            <text:p><text:s/>23,954 <text:s/></text:p>
          </table:table-cell>
          <table:table-cell table:style-name="ce43" office:value-type="float" office:value="889166.51674391" calcext:value-type="float">
            <text:p><text:s/>889,1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946489.2823" calcext:value-type="float">
            <text:p><text:s/>6,946,489 <text:s/></text:p>
          </table:table-cell>
          <table:table-cell table:style-name="ce42" office:value-type="float" office:value="469535.92" calcext:value-type="float">
            <text:p><text:s/>469,536 <text:s/></text:p>
          </table:table-cell>
          <table:table-cell table:style-name="ce42" office:value-type="float" office:value="6476953.3623" calcext:value-type="float">
            <text:p><text:s/>6,476,9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946489.2823" calcext:value-type="float">
            <text:p><text:s/>6,946,489 <text:s/></text:p>
          </table:table-cell>
          <table:table-cell table:style-name="ce43" office:value-type="float" office:value="469535.92" calcext:value-type="float">
            <text:p><text:s/>469,536 <text:s/></text:p>
          </table:table-cell>
          <table:table-cell table:style-name="ce43" office:value-type="float" office:value="6476953.3623" calcext:value-type="float">
            <text:p><text:s/>6,476,95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37165.506233127" calcext:value-type="float">
            <text:p><text:s/>437,166 <text:s/></text:p>
          </table:table-cell>
          <table:table-cell table:style-name="ce42" office:value-type="float" office:value="10936.2736" calcext:value-type="float">
            <text:p><text:s/>10,936 <text:s/></text:p>
          </table:table-cell>
          <table:table-cell table:style-name="ce42" office:value-type="float" office:value="426229.232633127" calcext:value-type="float">
            <text:p><text:s/>426,2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38183.474733127" calcext:value-type="float">
            <text:p><text:s/>338,183 <text:s/></text:p>
          </table:table-cell>
          <table:table-cell table:style-name="ce42" office:value-type="float" office:value="10655.2" calcext:value-type="float">
            <text:p><text:s/>10,655 <text:s/></text:p>
          </table:table-cell>
          <table:table-cell table:style-name="ce42" office:value-type="float" office:value="327528.274733127" calcext:value-type="float">
            <text:p><text:s/>327,5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98982.0315" calcext:value-type="float">
            <text:p><text:s/>98,982 <text:s/></text:p>
          </table:table-cell>
          <table:table-cell table:style-name="ce42" office:value-type="float" office:value="281.0736" calcext:value-type="float">
            <text:p><text:s/>281 <text:s/></text:p>
          </table:table-cell>
          <table:table-cell table:style-name="ce42" office:value-type="float" office:value="98700.9579" calcext:value-type="float">
            <text:p><text:s/>98,7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662852.60230595" calcext:value-type="float">
            <text:p><text:s/>1,662,853 <text:s/></text:p>
          </table:table-cell>
          <table:table-cell table:style-name="ce44" office:value-type="float" office:value="1077253.16921162" calcext:value-type="float">
            <text:p><text:s/>1,077,253 <text:s/></text:p>
          </table:table-cell>
          <table:table-cell table:style-name="ce44" office:value-type="float" office:value="585599.433094332" calcext:value-type="float">
            <text:p><text:s/>585,599 <text:s/></text:p>
          </table:table-cell>
          <table:table-cell table:style-name="ce44" office:value-type="float" office:value="403449.088450511" calcext:value-type="float">
            <text:p><text:s/>403,449 <text:s/></text:p>
          </table:table-cell>
          <table:table-cell table:style-name="ce44" office:value-type="float" office:value="165979.103746821" calcext:value-type="float">
            <text:p><text:s/>165,979 <text:s/></text:p>
          </table:table-cell>
          <table:table-cell table:style-name="ce44" office:value-type="float" office:value="159990.660860361" calcext:value-type="float">
            <text:p><text:s/>159,99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988.44288646" calcext:value-type="float">
            <text:p><text:s/>5,988 <text:s/></text:p>
          </table:table-cell>
          <table:table-cell table:style-name="ce44" office:value-type="float" office:value="237469.98470369" calcext:value-type="float">
            <text:p><text:s/>237,47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662852.60230595" calcext:value-type="float">
            <text:p><text:s/>1,662,853 <text:s/></text:p>
          </table:table-cell>
          <table:table-cell table:style-name="ce44" office:value-type="float" office:value="1077253.16921162" calcext:value-type="float">
            <text:p><text:s/>1,077,253 <text:s/></text:p>
          </table:table-cell>
          <table:table-cell table:style-name="ce44" office:value-type="float" office:value="585599.433094332" calcext:value-type="float">
            <text:p><text:s/>585,599 <text:s/></text:p>
          </table:table-cell>
          <table:table-cell table:style-name="ce44" office:value-type="float" office:value="403449.088450511" calcext:value-type="float">
            <text:p><text:s/>403,449 <text:s/></text:p>
          </table:table-cell>
          <table:table-cell table:style-name="ce44" office:value-type="float" office:value="165979.103746821" calcext:value-type="float">
            <text:p><text:s/>165,979 <text:s/></text:p>
          </table:table-cell>
          <table:table-cell table:style-name="ce44" office:value-type="float" office:value="159990.660860361" calcext:value-type="float">
            <text:p><text:s/>159,99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988.44288646" calcext:value-type="float">
            <text:p><text:s/>5,988 <text:s/></text:p>
          </table:table-cell>
          <table:table-cell table:style-name="ce44" office:value-type="float" office:value="237469.98470369" calcext:value-type="float">
            <text:p><text:s/>237,4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38882.891305948" calcext:value-type="float">
            <text:p><text:s/>738,883 <text:s/></text:p>
          </table:table-cell>
          <table:table-cell table:style-name="ce42" office:value-type="float" office:value="294662.865211616" calcext:value-type="float">
            <text:p><text:s/>294,663 <text:s/></text:p>
          </table:table-cell>
          <table:table-cell table:style-name="ce42" office:value-type="float" office:value="444220.026094332" calcext:value-type="float">
            <text:p><text:s/>444,220 <text:s/></text:p>
          </table:table-cell>
          <table:table-cell table:style-name="ce42" office:value-type="float" office:value="403449.088450511" calcext:value-type="float">
            <text:p><text:s/>403,449 <text:s/></text:p>
          </table:table-cell>
          <table:table-cell table:style-name="ce42" office:value-type="float" office:value="165979.103746821" calcext:value-type="float">
            <text:p><text:s/>165,979 <text:s/></text:p>
          </table:table-cell>
          <table:table-cell table:style-name="ce42" office:value-type="float" office:value="159990.660860361" calcext:value-type="float">
            <text:p><text:s/>159,9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88.44288646" calcext:value-type="float">
            <text:p><text:s/>5,988 <text:s/></text:p>
          </table:table-cell>
          <table:table-cell table:style-name="ce42" office:value-type="float" office:value="237469.98470369" calcext:value-type="float">
            <text:p><text:s/>237,4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59.2" calcext:value-type="float">
            <text:p><text:s/>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914.22933" calcext:value-type="float">
            <text:p><text:s/>17,914 <text:s/></text:p>
          </table:table-cell>
          <table:table-cell table:style-name="ce42" office:value-type="float" office:value="14411.39783" calcext:value-type="float">
            <text:p><text:s/>14,411 <text:s/></text:p>
          </table:table-cell>
          <table:table-cell table:style-name="ce42" office:value-type="float" office:value="3502.8315" calcext:value-type="float">
            <text:p><text:s/>3,503 <text:s/></text:p>
          </table:table-cell>
          <table:table-cell table:number-columns-repeated="3" table:style-name="ce42" office:value-type="float" office:value="21843.2801697799" calcext:value-type="float">
            <text:p><text:s/>21,8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9737.0408" calcext:value-type="float">
            <text:p><text:s/>39,737 <text:s/></text:p>
          </table:table-cell>
          <table:table-cell table:style-name="ce42" office:value-type="float" office:value="24767.4704" calcext:value-type="float">
            <text:p><text:s/>24,767 <text:s/></text:p>
          </table:table-cell>
          <table:table-cell table:style-name="ce42" office:value-type="float" office:value="14969.5704" calcext:value-type="float">
            <text:p><text:s/>14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07.6147" calcext:value-type="float">
            <text:p><text:s/>408 <text:s/></text:p>
          </table:table-cell>
          <table:table-cell table:style-name="ce42" office:value-type="float" office:value="202.268" calcext:value-type="float">
            <text:p><text:s/>202 <text:s/></text:p>
          </table:table-cell>
          <table:table-cell table:style-name="ce42" office:value-type="float" office:value="205.3467" calcext:value-type="float">
            <text:p><text:s/>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328.9971" calcext:value-type="float">
            <text:p><text:s/>1,329 <text:s/></text:p>
          </table:table-cell>
          <table:table-cell table:style-name="ce42" office:value-type="float" office:value="490.4968" calcext:value-type="float">
            <text:p><text:s/>490 <text:s/></text:p>
          </table:table-cell>
          <table:table-cell table:style-name="ce42" office:value-type="float" office:value="838.5003" calcext:value-type="float">
            <text:p><text:s/>8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467.753781616" calcext:value-type="float">
            <text:p><text:s/>6,468 <text:s/></text:p>
          </table:table-cell>
          <table:table-cell table:style-name="ce42" office:value-type="float" office:value="4585.472181616" calcext:value-type="float">
            <text:p><text:s/>4,585 <text:s/></text:p>
          </table:table-cell>
          <table:table-cell table:style-name="ce42" office:value-type="float" office:value="1882.2816" calcext:value-type="float">
            <text:p><text:s/>1,882 <text:s/></text:p>
          </table:table-cell>
          <table:table-cell table:style-name="ce42" office:value-type="float" office:value="154117.579190581" calcext:value-type="float">
            <text:p><text:s/>154,118 <text:s/></text:p>
          </table:table-cell>
          <table:table-cell table:number-columns-repeated="2" table:style-name="ce42" office:value-type="float" office:value="138147.380690581" calcext:value-type="float">
            <text:p><text:s/>138,1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70.1985" calcext:value-type="float">
            <text:p><text:s/>15,9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775.6527" calcext:value-type="float">
            <text:p><text:s/>776 <text:s/></text:p>
          </table:table-cell>
          <table:table-cell table:style-name="ce42" office:value-type="float" office:value="416.2944" calcext:value-type="float">
            <text:p><text:s/>416 <text:s/></text:p>
          </table:table-cell>
          <table:table-cell table:style-name="ce42" office:value-type="float" office:value="359.3583" calcext:value-type="float">
            <text:p><text:s/>3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10354.243894332" calcext:value-type="float">
            <text:p><text:s/>110,354 <text:s/></text:p>
          </table:table-cell>
          <table:table-cell table:style-name="ce42" office:value-type="float" office:value="344.8384" calcext:value-type="float">
            <text:p><text:s/>345 <text:s/></text:p>
          </table:table-cell>
          <table:table-cell table:style-name="ce42" office:value-type="float" office:value="110009.405494332" calcext:value-type="float">
            <text:p><text:s/>110,009 <text:s/></text:p>
          </table:table-cell>
          <table:table-cell table:style-name="ce42" office:value-type="float" office:value="26.90727504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9072750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08215.186894332" calcext:value-type="float">
            <text:p><text:s/>108,215 <text:s/></text:p>
          </table:table-cell>
          <table:table-cell table:style-name="ce42" office:value-type="float" office:value="344.8384" calcext:value-type="float">
            <text:p><text:s/>345 <text:s/></text:p>
          </table:table-cell>
          <table:table-cell table:style-name="ce42" office:value-type="float" office:value="107870.348494332" calcext:value-type="float">
            <text:p><text:s/>107,870 <text:s/></text:p>
          </table:table-cell>
          <table:table-cell table:style-name="ce42" office:value-type="float" office:value="26.90727504" calcext:value-type="float">
            <text:p><text:s/>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.90727504" calcext:value-type="float">
            <text:p><text:s/>2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81.7365" calcext:value-type="float">
            <text:p>( 482 <text:s/>)</text:p>
          </table:table-cell>
          <table:table-cell table:style-name="ce45" office:value-type="float" office:value="344.8384" calcext:value-type="float">
            <text:p>( 345 <text:s/>)</text:p>
          </table:table-cell>
          <table:table-cell table:style-name="ce45" office:value-type="float" office:value="136.8981" calcext:value-type="float">
            <text:p>( 137 <text:s/>)</text:p>
          </table:table-cell>
          <table:table-cell table:style-name="ce45" office:value-type="float" office:value="26.90727504" calcext:value-type="float">
            <text:p>( 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6.90727504" calcext:value-type="float">
            <text:p>( 27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07733.450394332" calcext:value-type="float">
            <text:p>( 107,73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7733.450394332" calcext:value-type="float">
            <text:p>( 107,73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139.057" calcext:value-type="float">
            <text:p><text:s/>2,1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9.057" calcext:value-type="float">
            <text:p><text:s/>2,1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710.7507" calcext:value-type="float">
            <text:p><text:s/>4,711 <text:s/></text:p>
          </table:table-cell>
          <table:table-cell table:style-name="ce42" office:value-type="float" office:value="4505.404" calcext:value-type="float">
            <text:p><text:s/>4,505 <text:s/></text:p>
          </table:table-cell>
          <table:table-cell table:style-name="ce42" office:value-type="float" office:value="205.3467" calcext:value-type="float">
            <text:p><text:s/>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944.4636" calcext:value-type="float">
            <text:p><text:s/>2,944 <text:s/></text:p>
          </table:table-cell>
          <table:table-cell table:style-name="ce42" office:value-type="float" office:value="281.144" calcext:value-type="float">
            <text:p><text:s/>281 <text:s/></text:p>
          </table:table-cell>
          <table:table-cell table:style-name="ce42" office:value-type="float" office:value="2663.3196" calcext:value-type="float">
            <text:p><text:s/>2,6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073.2111" calcext:value-type="float">
            <text:p><text:s/>13,073 <text:s/></text:p>
          </table:table-cell>
          <table:table-cell table:style-name="ce46" office:value-type="float" office:value="1499.752" calcext:value-type="float">
            <text:p><text:s/>1,500 <text:s/></text:p>
          </table:table-cell>
          <table:table-cell table:style-name="ce46" office:value-type="float" office:value="11573.4591" calcext:value-type="float">
            <text:p><text:s/>11,57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8466.3879" calcext:value-type="float">
            <text:p><text:s/>188,466 <text:s/></text:p>
          </table:table-cell>
          <table:table-cell table:style-name="ce42" office:value-type="float" office:value="138339.4128" calcext:value-type="float">
            <text:p><text:s/>138,339 <text:s/></text:p>
          </table:table-cell>
          <table:table-cell table:style-name="ce42" office:value-type="float" office:value="50126.9751" calcext:value-type="float">
            <text:p><text:s/>50,1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435.609" calcext:value-type="float">
            <text:p><text:s/>436 <text:s/></text:p>
          </table:table-cell>
          <table:table-cell table:style-name="ce42" office:value-type="float" office:value="161.8128" calcext:value-type="float">
            <text:p><text:s/>162 <text:s/></text:p>
          </table:table-cell>
          <table:table-cell table:style-name="ce42" office:value-type="float" office:value="273.7962" calcext:value-type="float">
            <text:p><text:s/>2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88030.7789" calcext:value-type="float">
            <text:p><text:s/>188,031 <text:s/></text:p>
          </table:table-cell>
          <table:table-cell table:style-name="ce42" office:value-type="float" office:value="138177.6" calcext:value-type="float">
            <text:p><text:s/>138,178 <text:s/></text:p>
          </table:table-cell>
          <table:table-cell table:style-name="ce42" office:value-type="float" office:value="49853.1789" calcext:value-type="float">
            <text:p><text:s/>49,8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54493.4789" calcext:value-type="float">
            <text:p>( 54,493 <text:s/>)</text:p>
          </table:table-cell>
          <table:table-cell table:style-name="ce45" office:value-type="float" office:value="54411.2" calcext:value-type="float">
            <text:p>( 54,411 <text:s/>)</text:p>
          </table:table-cell>
          <table:table-cell table:style-name="ce45" office:value-type="float" office:value="82.2789" calcext:value-type="float">
            <text:p>( 8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4556.4" calcext:value-type="float">
            <text:p>( 34,556 <text:s/>)</text:p>
          </table:table-cell>
          <table:table-cell table:style-name="ce47" office:value-type="float" office:value="34552.8" calcext:value-type="float">
            <text:p>( 34,553 <text:s/>)</text:p>
          </table:table-cell>
          <table:table-cell table:style-name="ce47" office:value-type="float" office:value="3.6" calcext:value-type="float">
            <text:p>( 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12852.5568" calcext:value-type="float">
            <text:p><text:s/>212,853 <text:s/></text:p>
          </table:table-cell>
          <table:table-cell table:style-name="ce42" office:value-type="float" office:value="10030.7672" calcext:value-type="float">
            <text:p><text:s/>10,031 <text:s/></text:p>
          </table:table-cell>
          <table:table-cell table:style-name="ce42" office:value-type="float" office:value="202821.7896" calcext:value-type="float">
            <text:p><text:s/>202,8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06611.4186" calcext:value-type="float">
            <text:p><text:s/>206,611 <text:s/></text:p>
          </table:table-cell>
          <table:table-cell table:style-name="ce42" office:value-type="float" office:value="5105.5784" calcext:value-type="float">
            <text:p><text:s/>5,106 <text:s/></text:p>
          </table:table-cell>
          <table:table-cell table:style-name="ce42" office:value-type="float" office:value="201505.8402" calcext:value-type="float">
            <text:p><text:s/>201,5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241.1382" calcext:value-type="float">
            <text:p><text:s/>6,241 <text:s/></text:p>
          </table:table-cell>
          <table:table-cell table:style-name="ce42" office:value-type="float" office:value="4925.1888" calcext:value-type="float">
            <text:p><text:s/>4,925 <text:s/></text:p>
          </table:table-cell>
          <table:table-cell table:style-name="ce42" office:value-type="float" office:value="1315.9494" calcext:value-type="float">
            <text:p><text:s/>1,3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179.5609" calcext:value-type="float">
            <text:p>( 1,180 <text:s/>)</text:p>
          </table:table-cell>
          <table:table-cell table:style-name="ce45" office:value-type="float" office:value="395.5304" calcext:value-type="float">
            <text:p>( 396 <text:s/>)</text:p>
          </table:table-cell>
          <table:table-cell table:style-name="ce45" office:value-type="float" office:value="784.0305" calcext:value-type="float">
            <text:p>( 78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3117.864" calcext:value-type="float">
            <text:p><text:s/>33,118 <text:s/></text:p>
          </table:table-cell>
          <table:table-cell table:style-name="ce42" office:value-type="float" office:value="9694.2768" calcext:value-type="float">
            <text:p><text:s/>9,694 <text:s/></text:p>
          </table:table-cell>
          <table:table-cell table:style-name="ce42" office:value-type="float" office:value="23423.5872" calcext:value-type="float">
            <text:p><text:s/>23,4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411.3042" calcext:value-type="float">
            <text:p><text:s/>4,411 <text:s/></text:p>
          </table:table-cell>
          <table:table-cell table:style-name="ce46" office:value-type="float" office:value="3482.6176" calcext:value-type="float">
            <text:p><text:s/>3,483 <text:s/></text:p>
          </table:table-cell>
          <table:table-cell table:style-name="ce46" office:value-type="float" office:value="928.6866" calcext:value-type="float">
            <text:p><text:s/>92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2735.1885" calcext:value-type="float">
            <text:p><text:s/>82,735 <text:s/></text:p>
          </table:table-cell>
          <table:table-cell table:style-name="ce42" office:value-type="float" office:value="67531.9736" calcext:value-type="float">
            <text:p><text:s/>67,532 <text:s/></text:p>
          </table:table-cell>
          <table:table-cell table:style-name="ce42" office:value-type="float" office:value="15203.2149" calcext:value-type="float">
            <text:p><text:s/>15,2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3149.5479" calcext:value-type="float">
            <text:p>( 3,150 <text:s/>)</text:p>
          </table:table-cell>
          <table:table-cell table:style-name="ce45" office:value-type="float" office:value="1814.7912" calcext:value-type="float">
            <text:p>( 1,815 <text:s/>)</text:p>
          </table:table-cell>
          <table:table-cell table:style-name="ce45" office:value-type="float" office:value="1334.7567" calcext:value-type="float">
            <text:p>( 1,33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7647.8203" calcext:value-type="float">
            <text:p><text:s/>17,648 <text:s/></text:p>
          </table:table-cell>
          <table:table-cell table:style-name="ce42" office:value-type="float" office:value="13352.5424" calcext:value-type="float">
            <text:p><text:s/>13,353 <text:s/></text:p>
          </table:table-cell>
          <table:table-cell table:style-name="ce42" office:value-type="float" office:value="4295.2779" calcext:value-type="float">
            <text:p><text:s/>4,2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45.2316" calcext:value-type="float">
            <text:p><text:s/>1,145 <text:s/></text:p>
          </table:table-cell>
          <table:table-cell table:style-name="ce42" office:value-type="float" office:value="298.4" calcext:value-type="float">
            <text:p><text:s/>298 <text:s/></text:p>
          </table:table-cell>
          <table:table-cell table:style-name="ce42" office:value-type="float" office:value="846.8316" calcext:value-type="float">
            <text:p><text:s/>8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461.32181511" calcext:value-type="float">
            <text:p><text:s/>227,461 <text:s/></text:p>
          </table:table-cell>
          <table:table-cell table:style-name="ce42" office:value-type="float" office:value="5988.44288646" calcext:value-type="float">
            <text:p><text:s/>5,9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88.44288646" calcext:value-type="float">
            <text:p><text:s/>5,988 <text:s/></text:p>
          </table:table-cell>
          <table:table-cell table:style-name="ce42" office:value-type="float" office:value="221472.87892865" calcext:value-type="float">
            <text:p><text:s/>221,4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733.3803" calcext:value-type="float">
            <text:p><text:s/>733 <text:s/></text:p>
          </table:table-cell>
          <table:table-cell table:style-name="ce43" office:value-type="float" office:value="369.1368" calcext:value-type="float">
            <text:p><text:s/>369 <text:s/></text:p>
          </table:table-cell>
          <table:table-cell table:style-name="ce43" office:value-type="float" office:value="364.2435" calcext:value-type="float">
            <text:p><text:s/>36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22963.6726" calcext:value-type="float">
            <text:p><text:s/>222,964 <text:s/></text:p>
          </table:table-cell>
          <table:table-cell table:style-name="ce42" office:value-type="float" office:value="160245.6696" calcext:value-type="float">
            <text:p><text:s/>160,246 <text:s/></text:p>
          </table:table-cell>
          <table:table-cell table:style-name="ce42" office:value-type="float" office:value="62718.003" calcext:value-type="float">
            <text:p><text:s/>62,7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85692.6417" calcext:value-type="float">
            <text:p><text:s/>185,693 <text:s/></text:p>
          </table:table-cell>
          <table:table-cell table:style-name="ce42" office:value-type="float" office:value="130306.9072" calcext:value-type="float">
            <text:p><text:s/>130,307 <text:s/></text:p>
          </table:table-cell>
          <table:table-cell table:style-name="ce42" office:value-type="float" office:value="55385.7345" calcext:value-type="float">
            <text:p><text:s/>55,3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9.3069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.3069" calcext:value-type="float">
            <text:p><text:s/>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4250.807" calcext:value-type="float">
            <text:p><text:s/>24,251 <text:s/></text:p>
          </table:table-cell>
          <table:table-cell table:style-name="ce42" office:value-type="float" office:value="19681.3072" calcext:value-type="float">
            <text:p><text:s/>19,681 <text:s/></text:p>
          </table:table-cell>
          <table:table-cell table:style-name="ce42" office:value-type="float" office:value="4569.4998" calcext:value-type="float">
            <text:p><text:s/>4,5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1631.4722" calcext:value-type="float">
            <text:p><text:s/>11,631 <text:s/></text:p>
          </table:table-cell>
          <table:table-cell table:style-name="ce42" office:value-type="float" office:value="8885.2104" calcext:value-type="float">
            <text:p><text:s/>8,885 <text:s/></text:p>
          </table:table-cell>
          <table:table-cell table:style-name="ce42" office:value-type="float" office:value="2746.2618" calcext:value-type="float">
            <text:p><text:s/>2,7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379.4448" calcext:value-type="float">
            <text:p><text:s/>1,379 <text:s/></text:p>
          </table:table-cell>
          <table:table-cell table:style-name="ce43" office:value-type="float" office:value="1372.2448" calcext:value-type="float">
            <text:p><text:s/>1,372 <text:s/></text:p>
          </table:table-cell>
          <table:table-cell table:style-name="ce43" office:value-type="float" office:value="7.2" calcext:value-type="float">
            <text:p><text:s/>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1006.0384" calcext:value-type="float">
            <text:p><text:s/>701,006 <text:s/></text:p>
          </table:table-cell>
          <table:table-cell table:style-name="ce44" office:value-type="float" office:value="622344.6344" calcext:value-type="float">
            <text:p><text:s/>622,345 <text:s/></text:p>
          </table:table-cell>
          <table:table-cell table:style-name="ce44" office:value-type="float" office:value="78661.404" calcext:value-type="float">
            <text:p><text:s/>78,66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361108.46505" calcext:value-type="float">
            <text:p><text:s/>28,361,108 <text:s/></text:p>
          </table:table-cell>
          <table:table-cell table:style-name="ce42" office:value-type="float" office:value="643067.782707" calcext:value-type="float">
            <text:p><text:s/>643,068 <text:s/></text:p>
          </table:table-cell>
          <table:table-cell table:style-name="ce42" office:value-type="float" office:value="27718040.682343" calcext:value-type="float">
            <text:p><text:s/>27,718,041 <text:s/></text:p>
          </table:table-cell>
          <table:table-cell table:style-name="ce42" office:value-type="float" office:value="3151013.781018" calcext:value-type="float">
            <text:p><text:s/>3,151,014 <text:s/></text:p>
          </table:table-cell>
          <table:table-cell table:style-name="ce42" office:value-type="float" office:value="394256.400213" calcext:value-type="float">
            <text:p><text:s/>394,256 <text:s/></text:p>
          </table:table-cell>
          <table:table-cell table:style-name="ce42" office:value-type="float" office:value="297092.400213" calcext:value-type="float">
            <text:p><text:s/>297,0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164" calcext:value-type="float">
            <text:p><text:s/>97,164 <text:s/></text:p>
          </table:table-cell>
          <table:table-cell table:style-name="ce42" office:value-type="float" office:value="2756757.380805" calcext:value-type="float">
            <text:p><text:s/>2,756,7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345387.58" calcext:value-type="float">
            <text:p><text:s/>27,345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45387.58" calcext:value-type="float">
            <text:p><text:s/>27,345,3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611067" calcext:value-type="float">
            <text:p><text:s/>611,0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050.975653" calcext:value-type="float">
            <text:p><text:s/>83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050.975653" calcext:value-type="float">
            <text:p><text:s/>83,0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04653.88505" calcext:value-type="float">
            <text:p><text:s/>404,654 <text:s/></text:p>
          </table:table-cell>
          <table:table-cell table:style-name="ce42" office:value-type="float" office:value="32000.782707" calcext:value-type="float">
            <text:p><text:s/>32,001 <text:s/></text:p>
          </table:table-cell>
          <table:table-cell table:style-name="ce42" office:value-type="float" office:value="372653.102343" calcext:value-type="float">
            <text:p><text:s/>372,653 <text:s/></text:p>
          </table:table-cell>
          <table:table-cell table:style-name="ce42" office:value-type="float" office:value="3067962.805365" calcext:value-type="float">
            <text:p><text:s/>3,067,963 <text:s/></text:p>
          </table:table-cell>
          <table:table-cell table:style-name="ce42" office:value-type="float" office:value="394256.400213" calcext:value-type="float">
            <text:p><text:s/>394,256 <text:s/></text:p>
          </table:table-cell>
          <table:table-cell table:style-name="ce42" office:value-type="float" office:value="297092.400213" calcext:value-type="float">
            <text:p><text:s/>297,0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164" calcext:value-type="float">
            <text:p><text:s/>97,164 <text:s/></text:p>
          </table:table-cell>
          <table:table-cell table:style-name="ce42" office:value-type="float" office:value="2673706.405152" calcext:value-type="float">
            <text:p><text:s/>2,673,7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034.498133" calcext:value-type="float">
            <text:p><text:s/>112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034.498133" calcext:value-type="float">
            <text:p><text:s/>112,03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2034.498133" calcext:value-type="float">
            <text:p><text:s/>112,03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2034.498133" calcext:value-type="float">
            <text:p><text:s/>112,034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0968.41298" calcext:value-type="float">
            <text:p><text:s/>260,96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9.646" calcext:value-type="float">
            <text:p><text:s/>40 <text:s/></text:p>
          </table:table-cell>
          <table:table-cell table:style-name="ce41" office:value-type="float" office:value="2043.49932" calcext:value-type="float">
            <text:p><text:s/>2,043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135144.34076" calcext:value-type="float">
            <text:p><text:s/>10,135,1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135144.34076" calcext:value-type="float">
            <text:p><text:s/>10,135,144 <text:s/></text:p>
          </table:table-cell>
          <table:table-cell table:style-name="ce43" office:value-type="float" office:value="260968.41298" calcext:value-type="float">
            <text:p><text:s/>260,96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9.646" calcext:value-type="float">
            <text:p><text:s/>40 <text:s/></text:p>
          </table:table-cell>
          <table:table-cell table:style-name="ce43" office:value-type="float" office:value="2043.49932" calcext:value-type="float">
            <text:p><text:s/>2,04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12325.0943" calcext:value-type="float">
            <text:p><text:s/>-12,32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135144.34076" calcext:value-type="float">
            <text:p><text:s/>10,135,144 <text:s/></text:p>
          </table:table-cell>
          <table:table-cell table:style-name="ce42" office:value-type="float" office:value="592974.520676" calcext:value-type="float">
            <text:p><text:s/>592,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.646" calcext:value-type="float">
            <text:p><text:s/>40 <text:s/></text:p>
          </table:table-cell>
          <table:table-cell table:style-name="ce42" office:value-type="float" office:value="2043.49932" calcext:value-type="float">
            <text:p><text:s/>2,0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135144.34076" calcext:value-type="float">
            <text:p><text:s/>10,135,144 <text:s/></text:p>
          </table:table-cell>
          <table:table-cell table:style-name="ce42" office:value-type="float" office:value="592974.520676" calcext:value-type="float">
            <text:p><text:s/>592,9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3.55895" calcext:value-type="float">
            <text:p><text:s/>8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646" calcext:value-type="float">
            <text:p><text:s/>40 <text:s/></text:p>
          </table:table-cell>
          <table:table-cell table:style-name="ce42" office:value-type="float" office:value="1199.94037" calcext:value-type="float">
            <text:p><text:s/>1,2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006.107696" calcext:value-type="float">
            <text:p><text:s/>332,0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80225.293696" calcext:value-type="float">
            <text:p><text:s/>17,980,22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006.107696" calcext:value-type="float">
            <text:p><text:s/>332,0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80225.293696" calcext:value-type="float">
            <text:p><text:s/>17,980,22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5280.660182" calcext:value-type="float">
            <text:p><text:s/>1,655,2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.935334" calcext:value-type="float">
            <text:p><text:s/>20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81.748956" calcext:value-type="float">
            <text:p><text:s/>6,78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083.704556" calcext:value-type="float">
            <text:p><text:s/>292,08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5153.159572" calcext:value-type="float">
            <text:p><text:s/>785,15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0889.24" calcext:value-type="float">
            <text:p><text:s/>430,88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905.05498" calcext:value-type="float">
            <text:p><text:s/>91,90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8262.816784" calcext:value-type="float">
            <text:p><text:s/>48,26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52594.127086" calcext:value-type="float">
            <text:p><text:s/>752,59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584675.600728" calcext:value-type="float">
            <text:p><text:s/>15,584,676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584675.600728" calcext:value-type="float">
            <text:p><text:s/>15,584,6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37583.598798" calcext:value-type="float">
            <text:p><text:s/>8,537,5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047.686628" calcext:value-type="float">
            <text:p><text:s/>29,0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2646.301764" calcext:value-type="float">
            <text:p><text:s/>292,6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5602.17556" calcext:value-type="float">
            <text:p><text:s/>705,60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128.988014" calcext:value-type="float">
            <text:p><text:s/>27,12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754.531482" calcext:value-type="float">
            <text:p><text:s/>38,75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164.928588" calcext:value-type="float">
            <text:p><text:s/>313,16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399.009724" calcext:value-type="float">
            <text:p><text:s/>41,3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5893.112914" calcext:value-type="float">
            <text:p><text:s/>2,145,8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8821.369152" calcext:value-type="float">
            <text:p><text:s/>1,208,8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868.136564" calcext:value-type="float">
            <text:p>( 9,86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63853.019614" calcext:value-type="float">
            <text:p>( 1,063,85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4218.178168" calcext:value-type="float">
            <text:p><text:s/>664,2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3877.846776" calcext:value-type="float">
            <text:p><text:s/>243,87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8975.718818" calcext:value-type="float">
            <text:p><text:s/>28,9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3315.068584" calcext:value-type="float">
            <text:p><text:s/>223,3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818.29489" calcext:value-type="float">
            <text:p><text:s/>80,818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50222.07033" calcext:value-type="float">
            <text:p><text:s/>350,2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8366.899076" calcext:value-type="float">
            <text:p><text:s/>358,36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647.612546" calcext:value-type="float">
            <text:p><text:s/>191,6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719.28653" calcext:value-type="float">
            <text:p><text:s/>166,71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0996.875252" calcext:value-type="float">
            <text:p>( 30,997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71234.962806" calcext:value-type="float">
            <text:p>( 71,23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1162.24506" calcext:value-type="float">
            <text:p><text:s/>1,181,1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85668.251324" calcext:value-type="float">
            <text:p><text:s/>1,085,6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493.993736" calcext:value-type="float">
            <text:p><text:s/>95,4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0241.947598" calcext:value-type="float">
            <text:p>( 50,24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040.18758" calcext:value-type="float">
            <text:p><text:s/>449,04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27579.93747" calcext:value-type="float">
            <text:p><text:s/>127,58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5969.747282" calcext:value-type="float">
            <text:p><text:s/>1,685,9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63153.831444" calcext:value-type="float">
            <text:p>( 1,063,15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658.97687" calcext:value-type="float">
            <text:p><text:s/>161,6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58.196352" calcext:value-type="float">
            <text:p><text:s/>33,0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190.110618" calcext:value-type="float">
            <text:p><text:s/>68,1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370.18529" calcext:value-type="float">
            <text:p><text:s/>177,3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194.944722" calcext:value-type="float">
            <text:p><text:s/>47,19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55.9827" calcext:value-type="float">
            <text:p><text:s/>39,9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955.9827" calcext:value-type="float">
            <text:p><text:s/>39,9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994.49186" calcext:value-type="float">
            <text:p><text:s/>208,9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615.250852" calcext:value-type="float">
            <text:p><text:s/>115,615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3379.241008" calcext:value-type="float">
            <text:p><text:s/>93,37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5510.868026" calcext:value-type="float">
            <text:p><text:s/>3,435,5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582.536068" calcext:value-type="float">
            <text:p><text:s/>482,5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000.367934" calcext:value-type="float">
            <text:p><text:s/>185,0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224.00401" calcext:value-type="float">
            <text:p><text:s/>77,22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289.649572" calcext:value-type="float">
            <text:p><text:s/>55,2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149.708426" calcext:value-type="float">
            <text:p><text:s/>114,15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641.994482" calcext:value-type="float">
            <text:p><text:s/>91,64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058.895766" calcext:value-type="float">
            <text:p><text:s/>64,0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9634.557206" calcext:value-type="float">
            <text:p><text:s/>609,6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3772.623708" calcext:value-type="float">
            <text:p><text:s/>413,773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42156.530854" calcext:value-type="float">
            <text:p><text:s/>1,342,157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362630.659344" calcext:value-type="float">
            <text:p><text:s/>3,362,63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891574.6" calcext:value-type="float">
            <text:p><text:s/>38,891,575 <text:s/></text:p>
          </table:table-cell>
          <table:table-cell table:style-name="ce42" office:value-type="float" office:value="6895052.566" calcext:value-type="float">
            <text:p><text:s/>6,895,0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" calcext:value-type="float">
            <text:p><text:s/>461 <text:s/></text:p>
          </table:table-cell>
          <table:table-cell table:style-name="ce42" office:value-type="float" office:value="23761.62" calcext:value-type="float">
            <text:p><text:s/>23,7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891574.6" calcext:value-type="float">
            <text:p><text:s/>38,891,575 <text:s/></text:p>
          </table:table-cell>
          <table:table-cell table:style-name="ce42" office:value-type="float" office:value="6895052.566" calcext:value-type="float">
            <text:p><text:s/>6,895,0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08.825" calcext:value-type="float">
            <text:p><text:s/>9,8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" calcext:value-type="float">
            <text:p><text:s/>461 <text:s/></text:p>
          </table:table-cell>
          <table:table-cell table:style-name="ce42" office:value-type="float" office:value="13952.795" calcext:value-type="float">
            <text:p><text:s/>13,9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79138.8" calcext:value-type="float">
            <text:p><text:s/>79,13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98717.66568034" calcext:value-type="float">
            <text:p><text:s/>2,498,718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98553.639105" calcext:value-type="float">
            <text:p><text:s/>105,198,554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11244.7582306" calcext:value-type="float">
            <text:p><text:s/>10,011,24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86758.86" calcext:value-type="float">
            <text:p><text:s/>3,086,759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9303.2" calcext:value-type="float">
            <text:p><text:s/>1,729,303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483792.29960294" calcext:value-type="float">
            <text:p><text:s/>-1,483,792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9138.8" calcext:value-type="float">
            <text:p><text:s/>79,13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4353756.7861578" calcext:value-type="float">
            <text:p><text:s/>94,353,757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38101.3612328" calcext:value-type="float">
            <text:p><text:s/>12,638,101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01" calcext:value-type="float">
            <text:p><text:s/>0 <text:s/></text:p>
          </table:table-cell>
          <table:table-cell table:style-name="ce43" office:value-type="float" office:value="133377.842312029" calcext:value-type="float">
            <text:p><text:s/>133,378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574248.2723654" calcext:value-type="float">
            <text:p><text:s/>99,574,248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8724.811" calcext:value-type="float">
            <text:p><text:s/>4,058,725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36046.31341" calcext:value-type="float">
            <text:p><text:s/>3,636,046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87849.3252307" calcext:value-type="float">
            <text:p><text:s/>46,587,849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55979.2470237" calcext:value-type="float">
            <text:p><text:s/>36,455,979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9.58637" calcext:value-type="float">
            <text:p><text:s/>1,240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8509.3348" calcext:value-type="float">
            <text:p><text:s/>328,509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505899.65453095" calcext:value-type="float">
            <text:p><text:s/>8,505,900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4627.1792" calcext:value-type="float">
            <text:p><text:s/>804,627 <text:s/></text:p>
          </table:table-cell>
          <table:table-cell table:style-name="ce42" office:value-type="float" office:value="83768477.3268663" calcext:value-type="float">
            <text:p><text:s/>83,768,477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4627.1792" calcext:value-type="float">
            <text:p><text:s/>804,627 <text:s/></text:p>
          </table:table-cell>
          <table:table-cell table:style-name="ce42" office:value-type="float" office:value="72513402.9435551" calcext:value-type="float">
            <text:p><text:s/>72,513,403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255074.3833112" calcext:value-type="float">
            <text:p><text:s/>11,255,074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2272.99498" calcext:value-type="float">
            <text:p><text:s/>232,273 <text:s/></text:p>
          </table:table-cell>
          <table:table-cell table:style-name="ce42" office:value-type="float" office:value="5356425.43196026" calcext:value-type="float">
            <text:p><text:s/>5,356,425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6.935334" calcext:value-type="float">
            <text:p><text:s/>787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6300.197" calcext:value-type="float">
            <text:p><text:s/>406,300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6853.8734" calcext:value-type="float">
            <text:p><text:s/>436,854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35.908956" calcext:value-type="float">
            <text:p><text:s/>7,336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2272.99498" calcext:value-type="float">
            <text:p><text:s/>232,273 <text:s/></text:p>
          </table:table-cell>
          <table:table-cell table:style-name="ce42" office:value-type="float" office:value="3046024.06597526" calcext:value-type="float">
            <text:p><text:s/>3,046,024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6706.071072" calcext:value-type="float">
            <text:p><text:s/>886,706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0889.24" calcext:value-type="float">
            <text:p><text:s/>430,88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905.05498" calcext:value-type="float">
            <text:p><text:s/>91,905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624.085243" calcext:value-type="float">
            <text:p><text:s/>49,624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54926.730366" calcext:value-type="float">
            <text:p><text:s/>754,927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9138.8" calcext:value-type="float">
            <text:p><text:s/>79,139 <text:s/></text:p>
          </table:table-cell>
          <table:table-cell table:style-name="ce44" office:value-type="float" office:value="572354.18422" calcext:value-type="float">
            <text:p><text:s/>572,354 <text:s/></text:p>
          </table:table-cell>
          <table:table-cell table:style-name="ce44" office:value-type="float" office:value="59665154.4747876" calcext:value-type="float">
            <text:p><text:s/>59,665,154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9138.8" calcext:value-type="float">
            <text:p><text:s/>79,139 <text:s/></text:p>
          </table:table-cell>
          <table:table-cell table:style-name="ce44" office:value-type="float" office:value="572354.18422" calcext:value-type="float">
            <text:p><text:s/>572,354 <text:s/></text:p>
          </table:table-cell>
          <table:table-cell table:style-name="ce44" office:value-type="float" office:value="44432570.5989282" calcext:value-type="float">
            <text:p><text:s/>44,432,571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2354.18422" calcext:value-type="float">
            <text:p><text:s/>572,354 <text:s/></text:p>
          </table:table-cell>
          <table:table-cell table:style-name="ce42" office:value-type="float" office:value="21448513.5466877" calcext:value-type="float">
            <text:p><text:s/>21,448,514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864.454503" calcext:value-type="float">
            <text:p><text:s/>62,864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55.9084" calcext:value-type="float">
            <text:p><text:s/>20,256 <text:s/></text:p>
          </table:table-cell>
          <table:table-cell table:style-name="ce42" office:value-type="float" office:value="677798.705142686" calcext:value-type="float">
            <text:p><text:s/>677,799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27.9542" calcext:value-type="float">
            <text:p><text:s/>10,128 <text:s/></text:p>
          </table:table-cell>
          <table:table-cell table:style-name="ce42" office:value-type="float" office:value="1699501.89600322" calcext:value-type="float">
            <text:p><text:s/>1,699,502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11.120299" calcext:value-type="float">
            <text:p><text:s/>46,511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191.53464" calcext:value-type="float">
            <text:p><text:s/>45,192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0031.66304244" calcext:value-type="float">
            <text:p><text:s/>1,050,032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927.705186" calcext:value-type="float">
            <text:p><text:s/>48,928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970.32162" calcext:value-type="float">
            <text:p><text:s/>541,970 <text:s/></text:p>
          </table:table-cell>
          <table:table-cell table:style-name="ce42" office:value-type="float" office:value="6414608.73538123" calcext:value-type="float">
            <text:p><text:s/>6,414,609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1970.32162" calcext:value-type="float">
            <text:p><text:s/>541,970 <text:s/></text:p>
          </table:table-cell>
          <table:table-cell table:style-name="ce42" office:value-type="float" office:value="4128097.40380178" calcext:value-type="float">
            <text:p><text:s/>4,128,097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84858.636298828" calcext:value-type="float">
            <text:p>( 684,859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41970.32162" calcext:value-type="float">
            <text:p>( 541,970 <text:s/>)</text:p>
          </table:table-cell>
          <table:table-cell table:style-name="ce45" office:value-type="float" office:value="3308138.55452895" calcext:value-type="float">
            <text:p>( 3,308,139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3707.91364643" calcext:value-type="float">
            <text:p><text:s/>1,173,708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1490.60505703" calcext:value-type="float">
            <text:p><text:s/>771,491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41312.812876" calcext:value-type="float">
            <text:p><text:s/>341,31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835.700517" calcext:value-type="float">
            <text:p><text:s/>399,836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560.468713" calcext:value-type="float">
            <text:p><text:s/>109,56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28907.592924" calcext:value-type="float">
            <text:p><text:s/>428,908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7102.294264" calcext:value-type="float">
            <text:p><text:s/>2,677,102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5034.75303" calcext:value-type="float">
            <text:p><text:s/>1,785,035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2067.541234" calcext:value-type="float">
            <text:p><text:s/>892,068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0877.96255" calcext:value-type="float">
            <text:p>( 110,878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17134.209449" calcext:value-type="float">
            <text:p>( 117,134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42427.392272" calcext:value-type="float">
            <text:p><text:s/>3,242,427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1767.851104" calcext:value-type="float">
            <text:p><text:s/>3,041,768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659.541168" calcext:value-type="float">
            <text:p><text:s/>200,660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5562.085042" calcext:value-type="float">
            <text:p>( 75,562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6578.589717" calcext:value-type="float">
            <text:p><text:s/>586,579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5614.512798" calcext:value-type="float">
            <text:p><text:s/>145,615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25472.16732255" calcext:value-type="float">
            <text:p><text:s/>2,025,472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66303.379344" calcext:value-type="float">
            <text:p>( 1,066,303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195.997369" calcext:value-type="float">
            <text:p><text:s/>223,196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058.196352" calcext:value-type="float">
            <text:p><text:s/>33,058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7087.925412" calcext:value-type="float">
            <text:p><text:s/>947,088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6085.155893572" calcext:value-type="float">
            <text:p><text:s/>406,085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442.67134" calcext:value-type="float">
            <text:p><text:s/>142,443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5709.067596" calcext:value-type="float">
            <text:p><text:s/>35,709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69165.8633675" calcext:value-type="float">
            <text:p><text:s/>11,669,16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649.05" calcext:value-type="float">
            <text:p><text:s/>210,64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77235.7106675" calcext:value-type="float">
            <text:p><text:s/>11,077,236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184.3027" calcext:value-type="float">
            <text:p><text:s/>74,184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096.8" calcext:value-type="float">
            <text:p><text:s/>307,097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3993.025505" calcext:value-type="float">
            <text:p><text:s/>1,113,99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353.704497" calcext:value-type="float">
            <text:p><text:s/>118,354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95639.321008" calcext:value-type="float">
            <text:p><text:s/>995,639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374.164" calcext:value-type="float">
            <text:p><text:s/>2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75138.76374" calcext:value-type="float">
            <text:p><text:s/>4,775,139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582.536068" calcext:value-type="float">
            <text:p><text:s/>482,583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0602.034572" calcext:value-type="float">
            <text:p><text:s/>820,602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095.96401" calcext:value-type="float">
            <text:p><text:s/>85,096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713.408301" calcext:value-type="float">
            <text:p><text:s/>62,713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866.968426" calcext:value-type="float">
            <text:p><text:s/>124,86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951.701382" calcext:value-type="float">
            <text:p><text:s/>99,952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058.895766" calcext:value-type="float">
            <text:p><text:s/>64,059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3885.364206" calcext:value-type="float">
            <text:p><text:s/>633,885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74.164" calcext:value-type="float">
            <text:p><text:s/>2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0591.219908" calcext:value-type="float">
            <text:p><text:s/>910,591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90790.671101" calcext:value-type="float">
            <text:p><text:s/>1,490,791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6764.636" calcext:value-type="float">
            <text:p><text:s/>76,76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425759.399628" calcext:value-type="float">
            <text:p><text:s/>5,425,759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32583.8758594" calcext:value-type="float">
            <text:p><text:s/>15,232,584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232583.8758594" calcext:value-type="float">
            <text:p><text:s/>15,232,584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473832.76" calcext:value-type="float">
            <text:p>( 11,473,833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072423.970963" calcext:value-type="float">
            <text:p><text:s/>209,072,424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074729.176" calcext:value-type="float">
            <text:p><text:s/>171,074,729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13.795" calcext:value-type="float">
            <text:p><text:s/>14,414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9988.999998" calcext:value-type="float">
            <text:p><text:s/>1,289,989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93291.999965" calcext:value-type="float">
            <text:p><text:s/>36,693,292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71447.999981" calcext:value-type="float">
            <text:p><text:s/>10,671,448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671447.999981" calcext:value-type="float">
            <text:p><text:s/>10,671,448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